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0.8431in" style:rel-column-width="7979*"/>
    </style:style>
    <style:style style:name="Table5.B" style:family="table-column">
      <style:table-column-properties style:column-width="2.1938in" style:rel-column-width="20762*"/>
    </style:style>
    <style:style style:name="Table5.C" style:family="table-column">
      <style:table-column-properties style:column-width="1.2958in" style:rel-column-width="12264*"/>
    </style:style>
    <style:style style:name="Table5.E" style:family="table-column">
      <style:table-column-properties style:column-width="1.2958in"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Standard" style:list-style-name="L1"/>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style:text-properties style:font-name="TimesNewRomanPSMT" fo:font-size="12pt"/>
    </style:style>
    <style:style style:name="P14" style:family="paragraph" style:parent-style-name="Text_20_body">
      <style:paragraph-properties fo:margin-top="0in" fo:margin-bottom="0in" fo:text-align="center" style:justify-single-word="false"/>
      <style:text-properties style:font-name="TimesNewRomanPSMT" fo:font-size="12pt"/>
    </style:style>
    <style:style style:name="P15"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6" style:family="paragraph" style:parent-style-name="Standard">
      <style:paragraph-properties fo:margin-top="0in" fo:margin-bottom="0in"/>
    </style:style>
    <style:style style:name="P17" style:family="paragraph" style:parent-style-name="Table_20_Contents">
      <style:paragraph-properties fo:margin-top="0in" fo:margin-bottom="0in"/>
    </style:style>
    <style:style style:name="P18" style:family="paragraph" style:parent-style-name="Table_20_Contents">
      <style:paragraph-properties fo:margin-top="0in" fo:margin-bottom="0in" fo:text-align="center" style:justify-single-word="false"/>
    </style:style>
    <style:style style:name="P19" style:family="paragraph" style:parent-style-name="Table_20_Contents">
      <style:paragraph-properties fo:margin-top="0in" fo:margin-bottom="0in" fo:text-align="center" style:justify-single-word="false"/>
      <style:text-properties style:text-rotation-angle="90" style:text-rotation-scale="line-height"/>
    </style:style>
    <style:style style:name="P20" style:family="paragraph" style:parent-style-name="Table_20_Contents">
      <style:paragraph-properties fo:margin-top="0in" fo:margin-bottom="0in" fo:text-align="center" style:justify-single-word="false"/>
      <style:text-properties style:text-rotation-angle="0" style:text-rotation-scale="line-height"/>
    </style:style>
    <style:style style:name="P21" style:family="paragraph" style:parent-style-name="Table_20_Heading">
      <style:paragraph-properties fo:margin-top="0in" fo:margin-bottom="0in"/>
    </style:style>
    <style:style style:name="P2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ext_20_body">
      <style:paragraph-properties fo:text-align="center" style:justify-single-word="false"/>
      <style:text-properties style:font-name="TimesNewRomanPSMT" fo:font-size="12pt"/>
    </style:style>
    <style:style style:name="P25" style:family="paragraph" style:parent-style-name="Standard">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9252in" style:type="right" style:leader-style="dotted" style:leader-text="."/>
        </style:tab-stops>
      </style:paragraph-properties>
    </style:style>
    <style:style style:name="P30" style:family="paragraph" style:parent-style-name="Standard" style:list-style-name="L1"/>
    <style:style style:name="P3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paragraph-properties fo:margin-top="0in" fo:margin-bottom="0in"/>
    </style:style>
    <style:style style:name="P40" style:family="paragraph" style:parent-style-name="Heading_20_1" style:master-page-name="First_20_Page">
      <style:paragraph-properties style:page-number="auto"/>
    </style:style>
    <style:style style:name="P4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2" style:family="paragraph" style:parent-style-name="Footer">
      <style:paragraph-properties>
        <style:tab-stops>
          <style:tab-stop style:position="3in" style:type="center"/>
          <style:tab-stop style:position="6.5in" style:type="right"/>
        </style:tab-stops>
      </style:paragraph-properties>
    </style:style>
    <style:style style:name="P43" style:family="paragraph" style:parent-style-name="Table_20_Contents">
      <style:paragraph-properties fo:margin-top="0in" fo:margin-bottom="0in"/>
    </style:style>
    <style:style style:name="P44" style:family="paragraph" style:parent-style-name="Table_20_Contents">
      <style:paragraph-properties fo:margin-top="0in" fo:margin-bottom="0in" fo:text-align="center" style:justify-single-word="false"/>
    </style:style>
    <style:style style:name="P45" style:family="paragraph" style:parent-style-name="Table_20_Contents">
      <style:paragraph-properties fo:margin-top="0in" fo:margin-bottom="0in" fo:text-align="center" style:justify-single-word="false"/>
      <style:text-properties style:text-rotation-angle="90" style:text-rotation-scale="line-height"/>
    </style:style>
    <style:style style:name="P46" style:family="paragraph" style:parent-style-name="Table_20_Contents">
      <style:paragraph-properties fo:margin-top="0in" fo:margin-bottom="0in" fo:text-align="center" style:justify-single-word="false"/>
      <style:text-properties style:text-rotation-angle="0" style:text-rotation-scale="line-height"/>
    </style:style>
    <style:style style:name="P47" style:family="paragraph" style:parent-style-name="Table_20_Heading">
      <style:paragraph-properties fo:margin-top="0in" fo:margin-bottom="0in"/>
    </style:style>
    <style:style style:name="P48" style:family="paragraph" style:parent-style-name="Text_20_body">
      <style:paragraph-properties fo:text-align="center" style:justify-single-word="false"/>
      <style:text-properties style:font-name="TimesNewRomanPSMT" fo:font-size="12pt"/>
    </style:style>
    <style:style style:name="P49" style:family="paragraph" style:parent-style-name="Text_20_body">
      <style:paragraph-properties fo:margin-top="0in" fo:margin-bottom="0in"/>
    </style:style>
    <style:style style:name="P50" style:family="paragraph" style:parent-style-name="Text_20_body">
      <style:paragraph-properties fo:margin-top="0in" fo:margin-bottom="0in"/>
      <style:text-properties style:font-name="TimesNewRomanPSMT" fo:font-size="12pt"/>
    </style:style>
    <style:style style:name="P51" style:family="paragraph" style:parent-style-name="Text_20_body">
      <style:paragraph-properties fo:margin-top="0in" fo:margin-bottom="0in" fo:text-align="center" style:justify-single-word="false"/>
      <style:text-properties style:font-name="TimesNewRomanPSMT" fo:font-size="12pt"/>
    </style:style>
    <style:style style:name="P52"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53" style:family="paragraph">
      <style:paragraph-properties style:writing-mode="lr-tb"/>
    </style:style>
    <style:style style:name="P5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54141328" text:id="ct354141328">
          <text:insertion>
            <office:change-info>
              <dc:creator>Bob Jacobsen</dc:creator>
              <dc:date>2013-04-13T19:37:00</dc:date>
            </office:change-info>
          </text:insertion>
        </text:changed-region>
        <text:changed-region xml:id="ct354141424" text:id="ct354141424">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371262080" text:id="ct371262080">
          <text:insertion>
            <office:change-info>
              <dc:creator>Bob Jacobsen</dc:creator>
              <dc:date>2013-04-13T19:37:00</dc:date>
            </office:change-info>
          </text:insertion>
        </text:changed-region>
        <text:changed-region xml:id="ct371411776" text:id="ct371411776">
          <text:insertion>
            <office:change-info>
              <dc:creator>Bob Jacobsen</dc:creator>
              <dc:date>2013-04-13T19:40:00</dc:date>
            </office:change-info>
          </text:insertion>
        </text:changed-region>
        <text:changed-region xml:id="ct507321232" text:id="ct507321232">
          <text:insertion>
            <office:change-info>
              <dc:creator>Bob Jacobsen</dc:creator>
              <dc:date>2013-04-13T19:41:00</dc:date>
            </office:change-info>
          </text:insertion>
        </text:changed-region>
        <text:changed-region xml:id="ct295505088" text:id="ct295505088">
          <text:insertion>
            <office:change-info>
              <dc:creator>Bob Jacobsen</dc:creator>
              <dc:date>2013-04-13T19:40:00</dc:date>
            </office:change-info>
          </text:insertion>
        </text:changed-region>
        <text:changed-region xml:id="ct371345904" text:id="ct371345904">
          <text:insertion>
            <office:change-info>
              <dc:creator>Bob Jacobsen</dc:creator>
              <dc:date>2013-04-15T20:04:00</dc:date>
            </office:change-info>
          </text:insertion>
        </text:changed-region>
        <text:changed-region xml:id="ct371345680" text:id="ct371345680">
          <text:insertion>
            <office:change-info>
              <dc:creator>Bob Jacobsen</dc:creator>
              <dc:date>2013-04-15T20:03:00</dc:date>
            </office:change-info>
          </text:insertion>
        </text:changed-region>
        <text:changed-region xml:id="ct295604800" text:id="ct295604800">
          <text:insertion>
            <office:change-info>
              <dc:creator>Bob Jacobsen</dc:creator>
              <dc:date>2013-04-15T20:09:00</dc:date>
            </office:change-info>
          </text:insertion>
        </text:changed-region>
        <text:changed-region xml:id="ct295230304" text:id="ct295230304">
          <text:insertion>
            <office:change-info>
              <dc:creator>Bob Jacobsen</dc:creator>
              <dc:date>2013-04-15T20:10:00</dc:date>
            </office:change-info>
          </text:insertion>
        </text:changed-region>
        <text:changed-region xml:id="ct371734848" text:id="ct371734848">
          <text:insertion>
            <office:change-info>
              <dc:creator>Bob Jacobsen</dc:creator>
              <dc:date>2013-04-15T20:11:00</dc:date>
            </office:change-info>
          </text:insertion>
        </text:changed-region>
        <text:changed-region xml:id="ct371528992" text:id="ct371528992">
          <text:insertion>
            <office:change-info>
              <dc:creator>Bob Jacobsen</dc:creator>
              <dc:date>2013-04-15T20:12:00</dc:date>
            </office:change-info>
          </text:insertion>
        </text:changed-region>
        <text:changed-region xml:id="ct354050656" text:id="ct354050656">
          <text:insertion>
            <office:change-info>
              <dc:creator>Bob Jacobsen</dc:creator>
              <dc:date>2013-04-15T20:13:00</dc:date>
            </office:change-info>
          </text:insertion>
        </text:changed-region>
        <text:changed-region xml:id="ct295188368" text:id="ct295188368">
          <text:insertion>
            <office:change-info>
              <dc:creator>Bob Jacobsen</dc:creator>
              <dc:date>2013-04-15T20:14:00</dc:date>
            </office:change-info>
          </text:insertion>
        </text:changed-region>
        <text:changed-region xml:id="ct459962304" text:id="ct459962304">
          <text:insertion>
            <office:change-info>
              <dc:creator>Bob Jacobsen</dc:creator>
              <dc:date>2013-04-15T20:08:00</dc:date>
            </office:change-info>
          </text:insertion>
        </text:changed-region>
        <text:changed-region xml:id="ct295218992" text:id="ct295218992">
          <text:insertion>
            <office:change-info>
              <dc:creator>Bob Jacobsen</dc:creator>
              <dc:date>2013-04-15T20:18:00</dc:date>
            </office:change-info>
          </text:insertion>
        </text:changed-region>
        <text:changed-region xml:id="ct371246816" text:id="ct371246816">
          <text:insertion>
            <office:change-info>
              <dc:creator>Bob Jacobsen</dc:creator>
              <dc:date>2013-04-15T20:19:00</dc:date>
            </office:change-info>
          </text:insertion>
        </text:changed-region>
        <text:changed-region xml:id="ct295187408" text:id="ct295187408">
          <text:insertion>
            <office:change-info>
              <dc:creator>Bob Jacobsen</dc:creator>
              <dc:date>2013-04-15T20:21:00</dc:date>
            </office:change-info>
          </text:insertion>
        </text:changed-region>
        <text:changed-region xml:id="ct295106128" text:id="ct295106128">
          <text:insertion>
            <office:change-info>
              <dc:creator>Bob Jacobsen</dc:creator>
              <dc:date>2013-04-15T20:22:00</dc:date>
            </office:change-info>
          </text:insertion>
        </text:changed-region>
        <text:changed-region xml:id="ct295543424" text:id="ct295543424">
          <text:insertion>
            <office:change-info>
              <dc:creator>Bob Jacobsen</dc:creator>
              <dc:date>2013-04-15T20:23:00</dc:date>
            </office:change-info>
          </text:insertion>
        </text:changed-region>
        <text:changed-region xml:id="ct295543552" text:id="ct295543552">
          <text:insertion>
            <office:change-info>
              <dc:creator>Bob Jacobsen</dc:creator>
              <dc:date>2013-04-15T20:24:00</dc:date>
            </office:change-info>
          </text:insertion>
        </text:changed-region>
        <text:changed-region xml:id="ct507249232" text:id="ct507249232">
          <text:insertion>
            <office:change-info>
              <dc:creator>Bob Jacobsen</dc:creator>
              <dc:date>2013-04-15T20:25:00</dc:date>
            </office:change-info>
          </text:insertion>
        </text:changed-region>
        <text:changed-region xml:id="ct507401296" text:id="ct507401296">
          <text:insertion>
            <office:change-info>
              <dc:creator>Bob Jacobsen</dc:creator>
              <dc:date>2013-04-15T20:26:00</dc:date>
            </office:change-info>
          </text:insertion>
        </text:changed-region>
        <text:changed-region xml:id="ct353703904" text:id="ct353703904">
          <text:insertion>
            <office:change-info>
              <dc:creator>Bob Jacobsen</dc:creator>
              <dc:date>2013-04-15T20:28:00</dc:date>
            </office:change-info>
          </text:insertion>
        </text:changed-region>
        <text:changed-region xml:id="ct295156592" text:id="ct295156592">
          <text:insertion>
            <office:change-info>
              <dc:creator>Bob Jacobsen</dc:creator>
              <dc:date>2013-04-15T20:29:00</dc:date>
            </office:change-info>
          </text:insertion>
        </text:changed-region>
        <text:changed-region xml:id="ct459919392" text:id="ct459919392">
          <text:insertion>
            <office:change-info>
              <dc:creator>Bob Jacobsen</dc:creator>
              <dc:date>2013-04-15T20:30:00</dc:date>
            </office:change-info>
          </text:insertion>
        </text:changed-region>
        <text:changed-region xml:id="ct364724256" text:id="ct364724256">
          <text:deletion>
            <office:change-info>
              <dc:creator>Bob Jacobsen</dc:creator>
              <dc:date>2013-04-12T22:21:00</dc:date>
            </office:change-info>
            <text:h text:style-name="Heading_20_4" text:outline-level="4">y</text:h>
          </text:deletion>
        </text:changed-region>
        <text:changed-region xml:id="ct295156688" text:id="ct295156688">
          <text:insertion>
            <office:change-info>
              <dc:creator>Bob Jacobsen</dc:creator>
              <dc:date>2013-04-12T22:21:00</dc:date>
            </office:change-info>
          </text:insertion>
        </text:changed-region>
        <text:changed-region xml:id="ct371746448" text:id="ct371746448">
          <text:insertion>
            <office:change-info>
              <dc:creator>Bob Jacobsen</dc:creator>
              <dc:date>2013-04-12T22:25:00</dc:date>
            </office:change-info>
          </text:insertion>
        </text:changed-region>
        <text:changed-region xml:id="ct371476528" text:id="ct371476528">
          <text:insertion>
            <office:change-info>
              <dc:creator>Bob Jacobsen</dc:creator>
              <dc:date>2013-04-12T22:26:00</dc:date>
            </office:change-info>
          </text:insertion>
        </text:changed-region>
        <text:changed-region xml:id="ct371506064" text:id="ct371506064">
          <text:insertion>
            <office:change-info>
              <dc:creator>Bob Jacobsen</dc:creator>
              <dc:date>2013-10-18T12:56:00</dc:date>
            </office:change-info>
          </text:insertion>
        </text:changed-region>
        <text:changed-region xml:id="ct507462112" text:id="ct507462112">
          <text:insertion>
            <office:change-info>
              <dc:creator>Bob Jacobsen</dc:creator>
              <dc:date>2013-04-12T22:27:00</dc:date>
            </office:change-info>
          </text:insertion>
        </text:changed-region>
        <text:changed-region xml:id="ct507309360" text:id="ct507309360">
          <text:insertion>
            <office:change-info>
              <dc:creator>Bob Jacobsen</dc:creator>
              <dc:date>2013-04-13T19:43:00</dc:date>
            </office:change-info>
          </text:insertion>
        </text:changed-region>
        <text:changed-region xml:id="ct459893056" text:id="ct459893056">
          <text:insertion>
            <office:change-info>
              <dc:creator>Bob Jacobsen</dc:creator>
              <dc:date>2013-01-31T07:56:00</dc:date>
            </office:change-info>
          </text:insertion>
        </text:changed-region>
        <text:changed-region xml:id="ct459893184" text:id="ct459893184">
          <text:deletion>
            <office:change-info>
              <dc:creator>Bob Jacobsen</dc:creator>
              <dc:date>2013-01-31T07:56:00</dc:date>
            </office:change-info>
            <text:h text:style-name="Heading_20_1" text:outline-level="1"/>
            <text:h text:style-name="Heading_20_1" text:outline-level="1"/>
          </text:deletion>
        </text:changed-region>
        <text:changed-region xml:id="ct364399264" text:id="ct364399264">
          <text:insertion>
            <office:change-info>
              <dc:creator>Bob Jacobsen</dc:creator>
              <dc:date>2013-01-31T07:56:00</dc:date>
            </office:change-info>
          </text:insertion>
        </text:changed-region>
        <text:changed-region xml:id="ct86286880" text:id="ct86286880">
          <text:deletion>
            <office:change-info>
              <dc:creator>Bob Jacobsen</dc:creator>
              <dc:date>2013-04-15T20:05:00</dc:date>
            </office:change-info>
            <text:h text:style-name="Heading_20_1" text:outline-level="1"/>
            <text:h text:style-name="Heading_20_1" text:outline-level="1">Stuff to be merged into the aboveStuff to be merged into the above</text:h>
          </text:deletion>
        </text:changed-region>
        <text:changed-region xml:id="ct295491184" text:id="ct295491184">
          <text:deletion>
            <office:change-info>
              <dc:creator>Bob Jacobsen</dc:creator>
              <dc:date>2013-04-15T20:03:00</dc:date>
            </office:change-info>
            <text:h text:style-name="Heading_20_1" text:outline-level="1"/>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Read</text:p>
                  </table:table-cell>
                  <table:table-cell table:style-name="Table2.A1" office:value-type="string">
                    <text:p text:style-name="P21">Read-Reply</text:p>
                  </table:table-cell>
                  <table:table-cell table:style-name="Table2.E1" office:value-type="string">
                    <text:p text:style-name="P21">Read Stream</text:p>
                  </table:table-cell>
                </table:table-row>
              </table:table-header-rows>
              <table:table-row>
                <table:table-cell table:style-name="Table2.A2" table:number-columns-spanned="2" office:value-type="string">
                  <text:p text:style-name="P17">Datagram Type Byte</text:p>
                </table:table-cell>
                <table:covered-table-cell/>
                <table:table-cell table:style-name="Table2.A2" office:value-type="string">
                  <text:p text:style-name="P18">0x20</text:p>
                </table:table-cell>
                <table:table-cell table:style-name="Table2.A2" office:value-type="string">
                  <text:p text:style-name="P18">0x20</text:p>
                </table:table-cell>
                <table:table-cell table:style-name="Table2.E2" office:value-type="string">
                  <text:p text:style-name="P18">0x20</text:p>
                </table:table-cell>
              </table:table-row>
              <table:table-row>
                <table:table-cell table:style-name="Table2.A2" table:number-rows-spanned="8" office:value-type="string">
                  <text:p text:style-name="P17">Command Byte (Upper is MSB, lower is LSB)</text:p>
                </table:table-cell>
                <table:table-cell table:style-name="Table2.A2" office:value-type="string">
                  <text:p text:style-name="P17">Command Type <text:line-break/>(2 bits)</text:p>
                </table:table-cell>
                <table:table-cell table:style-name="Table2.A2" office:value-type="string">
                  <text:p text:style-name="P18">0b01</text:p>
                </table:table-cell>
                <table:table-cell table:style-name="Table2.A2" office:value-type="string">
                  <text:p text:style-name="P18">0b01</text:p>
                </table:table-cell>
                <table:table-cell table:style-name="Table2.E2" office:value-type="string">
                  <text:p text:style-name="P18">0b01</text:p>
                </table:table-cell>
              </table:table-row>
              <table:table-row>
                <table:covered-table-cell/>
                <table:table-cell table:style-name="Table2.A2" office:value-type="string">
                  <text:p text:style-name="P13">Stream/Datagram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1</text:p>
                </table:table-cell>
              </table:table-row>
              <table:table-row>
                <table:covered-table-cell/>
                <table:table-cell table:style-name="Table2.A2" office:value-type="string">
                  <text:p text:style-name="P13">ReadReply/Write (1 bit)</text:p>
                </table:table-cell>
                <table:table-cell table:style-name="Table2.A2" office:value-type="string">
                  <text:p text:style-name="P18">0b0</text:p>
                </table:table-cell>
                <table:table-cell table:style-name="Table2.A2" office:value-type="string">
                  <text:p text:style-name="P18">0b1</text:p>
                </table:table-cell>
                <table:table-cell table:style-name="Table2.E2" office:value-type="string">
                  <text:p text:style-name="P18">0b0</text:p>
                </table:table-cell>
              </table:table-row>
              <table:table-row>
                <table:covered-table-cell/>
                <table:table-cell table:style-name="Table2.A2" office:value-type="string">
                  <text:p text:style-name="P17">Fail/OK</text:p>
                </table:table-cell>
                <table:table-cell table:style-name="Table2.A2" office:value-type="string">
                  <text:p text:style-name="P18"/>
                </table:table-cell>
                <table:table-cell table:style-name="Table2.A2" office:value-type="string">
                  <text:p text:style-name="P18">0b1 Fail</text:p>
                  <text:p text:style-name="P18">0b0 OK</text:p>
                </table:table-cell>
                <table:table-cell table:style-name="Table2.E2" office:value-type="string">
                  <text:p text:style-name="P18"/>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
                </table:table-cell>
                <table:table-cell table:style-name="Table2.E2" office:value-type="string">
                  <text:p text:style-name="P18">0b0</text:p>
                </table:table-cell>
              </table:table-row>
              <table:table-row>
                <table:covered-table-cell/>
                <table:table-cell table:style-name="Table2.A2" office:value-type="string">
                  <text:p text:style-name="P17">Reserved (1 bit)</text:p>
                </table:table-cell>
                <table:table-cell table:style-name="Table2.A2" office:value-type="string">
                  <text:p text:style-name="P18">0b0</text:p>
                </table:table-cell>
                <table:table-cell table:style-name="Table2.A2" office:value-type="string">
                  <text:p text:style-name="P18">0b0</text:p>
                </table:table-cell>
                <table:table-cell table:style-name="Table2.E2" office:value-type="string">
                  <text:p text:style-name="P18">0b0</text:p>
                </table:table-cell>
              </table:table-row>
              <table:table-row>
                <table:covered-table-cell/>
                <table:table-cell table:style-name="Table2.A2" office:value-type="string">
                  <text:p text:style-name="P17">Address Space <text:line-break/>(2 bits)</text:p>
                </table:table-cell>
                <table:table-cell table:style-name="Table2.A2" office:value-type="string">
                  <text:p text:style-name="P18">0b00-0b11</text:p>
                </table:table-cell>
                <table:table-cell table:style-name="Table2.A2" office:value-type="string">
                  <text:p text:style-name="P18">0b00-0b11</text:p>
                </table:table-cell>
                <table:table-cell table:style-name="Table2.E2" office:value-type="string">
                  <text:p text:style-name="P18">0b00-0b11</text:p>
                </table:table-cell>
              </table:table-row>
              <table:table-row>
                <table:covered-table-cell/>
                <table:table-cell table:style-name="Table2.A2" office:value-type="string">
                  <text:p text:style-name="P17">Full byte value</text:p>
                </table:table-cell>
                <table:table-cell table:style-name="Table2.A2" office:value-type="string">
                  <text:p text:style-name="P18">0x40-0x43</text:p>
                </table:table-cell>
                <table:table-cell table:style-name="Table2.A2" office:value-type="string">
                  <text:p text:style-name="P18">0x58 – 0x5B Fail</text:p>
                  <text:p text:style-name="P18">0x50 – 0x53 OK</text:p>
                </table:table-cell>
                <table:table-cell table:style-name="Table2.E2" office:value-type="string">
                  <text:p text:style-name="P18">0x70-0x73</text:p>
                </table:table-cell>
              </table:table-row>
              <table:table-row>
                <table:table-cell table:style-name="Table2.A2" table:number-columns-spanned="2" office:value-type="string">
                  <text:p text:style-name="P17">4 bytes</text:p>
                </table:table-cell>
                <table:covered-table-cell/>
                <table:table-cell table:style-name="Table2.A2" office:value-type="string">
                  <text:p text:style-name="P18">Address</text:p>
                </table:table-cell>
                <table:table-cell table:style-name="Table2.A2" office:value-type="string">
                  <text:p text:style-name="P18">Address</text:p>
                </table:table-cell>
                <table:table-cell table:style-name="Table2.E2" office:value-type="string">
                  <text:p text:style-name="P18">Address</text:p>
                </table:table-cell>
              </table:table-row>
              <table:table-row>
                <table:table-cell table:style-name="Table2.A2" table:number-columns-spanned="2" office:value-type="string">
                  <text:p text:style-name="P17">Optional byte, present when Address Space bits above == 0b00</text:p>
                </table:table-cell>
                <table:covered-table-cell/>
                <table:table-cell table:style-name="Table2.A2" office:value-type="string">
                  <text:p text:style-name="P18">Address Space</text:p>
                </table:table-cell>
                <table:table-cell table:style-name="Table2.A2" office:value-type="string">
                  <text:p text:style-name="P18">Address Space</text:p>
                </table:table-cell>
                <table:table-cell table:style-name="Table2.E2" office:value-type="string">
                  <text:p text:style-name="P18">Address Space</text:p>
                </table:table-cell>
              </table:table-row>
              <table:table-row>
                <table:table-cell table:style-name="Table2.A2" table:number-columns-spanned="2" office:value-type="string">
                  <text:p text:style-name="P17">Remainder</text:p>
                </table:table-cell>
                <table:covered-table-cell/>
                <table:table-cell table:style-name="Table2.A2" office:value-type="string">
                  <text:p text:style-name="P18">Count <text:line-break/>(1 byte, <text:line-break/>1-64)</text:p>
                </table:table-cell>
                <table:table-cell table:style-name="Table2.A2" office:value-type="string">
                  <text:p text:style-name="P18">Data<text:line-break/>(1-64 bytes)</text:p>
                </table:table-cell>
                <table:table-cell table:style-name="Table2.E2" office:value-type="string">
                  <text:p text:style-name="P18">Count<text:line-break/>(4 bytes), then Stream Definition Info</text:p>
                </table:table-cell>
              </table:table-row>
            </table:table>
            <text:p text:style-name="Standard"/>
            <text:p text:style-name="Heading"/>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1"/>
                  </table:table-cell>
                  <table:table-cell table:style-name="RequiredCommands.A1" office:value-type="string">
                    <text:p text:style-name="P21"/>
                  </table:table-cell>
                  <table:table-cell table:style-name="RequiredCommands.A1" office:value-type="string">
                    <text:p text:style-name="P21">Get Config Options</text:p>
                  </table:table-cell>
                  <table:table-cell table:style-name="RequiredCommands.A1" office:value-type="string">
                    <text:p text:style-name="P21">Get Config Options Reply</text:p>
                  </table:table-cell>
                  <table:table-cell table:style-name="RequiredCommands.A1" office:value-type="string">
                    <text:p text:style-name="P21">Get Addr Space Info </text:p>
                  </table:table-cell>
                  <table:table-cell table:style-name="RequiredCommands.A1" office:value-type="string">
                    <text:p text:style-name="P21">Get Address Space Info Reply</text:p>
                  </table:table-cell>
                  <table:table-cell table:style-name="RequiredCommands.G1" office:value-type="string">
                    <text:p text:style-name="P21">Freeze/<text:line-break/>Unfreeze</text:p>
                  </table:table-cell>
                </table:table-row>
              </table:table-header-rows>
              <table:table-row>
                <table:table-cell table:style-name="RequiredCommands.A2" table:number-columns-spanned="2" office:value-type="string">
                  <text:p text:style-name="P17">Datagram Type Byte</text:p>
                </table:table-cell>
                <table:covered-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A2" office:value-type="string">
                  <text:p text:style-name="P18">0x20</text:p>
                </table:table-cell>
                <table:table-cell table:style-name="RequiredCommands.G2" office:value-type="string">
                  <text:p text:style-name="P18">0x20</text:p>
                </table:table-cell>
              </table:table-row>
              <table:table-row>
                <table:table-cell table:style-name="RequiredCommands.A2" table:number-rows-spanned="7" office:value-type="string">
                  <text:p text:style-name="P17">Command Byte (Upper is MSB, lower is LSB)</text:p>
                </table:table-cell>
                <table:table-cell table:style-name="RequiredCommands.A2" office:value-type="string">
                  <text:p text:style-name="P17">Command Type </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A2" office:value-type="string">
                  <text:p text:style-name="P18">0b10</text:p>
                </table:table-cell>
                <table:table-cell table:style-name="RequiredCommands.G2" office:value-type="string">
                  <text:p text:style-name="P18">0b10</text:p>
                </table:table-cell>
              </table:table-row>
              <table:table-row>
                <table:covered-table-cell/>
                <table:table-cell table:style-name="RequiredCommands.A2" office:value-type="string">
                  <text:p text:style-name="P13">Operation Type</text:p>
                </table:table-cell>
                <table:table-cell table:style-name="RequiredCommands.A2" office:value-type="string">
                  <text:p text:style-name="P18">0b0000</text:p>
                </table:table-cell>
                <table:table-cell table:style-name="RequiredCommands.A2" office:value-type="string">
                  <text:p text:style-name="P18">0b0000</text:p>
                </table:table-cell>
                <table:table-cell table:style-name="RequiredCommands.A2" office:value-type="string">
                  <text:p text:style-name="P18">0b0001</text:p>
                </table:table-cell>
                <table:table-cell table:style-name="RequiredCommands.A2" office:value-type="string">
                  <text:p text:style-name="P18">0b0001</text:p>
                </table:table-cell>
                <table:table-cell table:style-name="RequiredCommands.G2" office:value-type="string">
                  <text:p text:style-name="P18">0b1000</text:p>
                </table:table-cell>
              </table:table-row>
              <table:table-row>
                <table:covered-table-cell/>
                <table:table-cell table:style-name="RequiredCommands.A2" office:value-type="string">
                  <text:p text:style-name="P13">Reply</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A2" office:value-type="string">
                  <text:p text:style-name="P18">0b0</text:p>
                </table:table-cell>
                <table:table-cell table:style-name="RequiredCommands.A2" office:value-type="string">
                  <text:p text:style-name="P18">0b1</text:p>
                </table:table-cell>
                <table:table-cell table:style-name="RequiredCommands.G2" office:value-type="string">
                  <text:p text:style-name="P18"/>
                </table:table-cell>
              </table:table-row>
              <table:table-row>
                <table:covered-table-cell/>
                <table:table-cell table:style-name="RequiredCommands.A2" office:value-type="string">
                  <text:p text:style-name="P17">Reserved</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0b0</text:p>
                </table:table-cell>
              </table:table-row>
              <table:table-row>
                <table:covered-table-cell/>
                <table:table-cell table:style-name="RequiredCommands.A2" office:value-type="string">
                  <text:p text:style-name="P17">Freeze/<text:line-break/>Unfreeze </text:p>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A2" office:value-type="string">
                  <text:p text:style-name="P18"/>
                </table:table-cell>
                <table:table-cell table:style-name="RequiredCommands.G2" office:value-type="string">
                  <text:p text:style-name="P18">Freeze 0b1<text:line-break/>Unfreeze 0b0</text:p>
                </table:table-cell>
              </table:table-row>
              <table:table-row>
                <table:covered-table-cell/>
                <table:table-cell table:style-name="RequiredCommands.A2" office:value-type="string">
                  <text:p text:style-name="P17">Reserved</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A2" office:value-type="string">
                  <text:p text:style-name="P18">0b0</text:p>
                </table:table-cell>
                <table:table-cell table:style-name="RequiredCommands.G2" office:value-type="string">
                  <text:p text:style-name="P18"/>
                </table:table-cell>
              </table:table-row>
              <table:table-row>
                <table:covered-table-cell/>
                <table:table-cell table:style-name="RequiredCommands.A2" office:value-type="string">
                  <text:p text:style-name="P17">Byte value</text:p>
                </table:table-cell>
                <table:table-cell table:style-name="RequiredCommands.A2" office:value-type="string">
                  <text:p text:style-name="P18">0x80</text:p>
                </table:table-cell>
                <table:table-cell table:style-name="RequiredCommands.A2" office:value-type="string">
                  <text:p text:style-name="P18">0x82</text:p>
                </table:table-cell>
                <table:table-cell table:style-name="RequiredCommands.A2" office:value-type="string">
                  <text:p text:style-name="P18">0x84</text:p>
                </table:table-cell>
                <table:table-cell table:style-name="RequiredCommands.A2" office:value-type="string">
                  <text:p text:style-name="P18">0x86</text:p>
                </table:table-cell>
                <table:table-cell table:style-name="RequiredCommands.G2" office:value-type="string">
                  <text:p text:style-name="P18">0xA0-0xA1</text:p>
                </table:table-cell>
              </table:table-row>
              <table:table-row>
                <table:table-cell table:style-name="RequiredCommands.A2" table:number-columns-spanned="2" office:value-type="string">
                  <text:p text:style-name="P17">Byte 2</text:p>
                </table:table-cell>
                <table:covered-table-cell/>
                <table:table-cell table:style-name="RequiredCommands.A2" office:value-type="string">
                  <text:p text:style-name="P18"/>
                </table:table-cell>
                <table:table-cell table:style-name="RequiredCommands.A2" table:number-rows-spanned="2" office:value-type="string">
                  <text:p text:style-name="P18">Available Commands (2 bytes)</text:p>
                </table:table-cell>
                <table:table-cell table:style-name="RequiredCommands.A2" office:value-type="string">
                  <text:p text:style-name="P18">Address Space </text:p>
                </table:table-cell>
                <table:table-cell table:style-name="RequiredCommands.A2" office:value-type="string">
                  <text:p text:style-name="P18">Address Space </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3</text:p>
                </table:table-cell>
                <table:covered-table-cell/>
                <table:table-cell table:style-name="RequiredCommands.A2" office:value-type="string">
                  <text:p text:style-name="P18"/>
                </table:table-cell>
                <table:covered-table-cell/>
                <table:table-cell table:style-name="RequiredCommands.A2" office:value-type="string">
                  <text:p text:style-name="P18"/>
                </table:table-cell>
                <table:table-cell table:style-name="RequiredCommands.A2" table:number-rows-spanned="4" office:value-type="string">
                  <text:p text:style-name="P18">Largest Address (4 bytes)</text:p>
                </table:table-cell>
                <table:table-cell table:style-name="RequiredCommands.G2" office:value-type="string">
                  <text:p text:style-name="P18"/>
                </table:table-cell>
              </table:table-row>
              <table:table-row>
                <table:table-cell table:style-name="RequiredCommands.A2" table:number-columns-spanned="2" office:value-type="string">
                  <text:p text:style-name="P17">Byte 4</text:p>
                </table:table-cell>
                <table:covered-table-cell/>
                <table:table-cell table:style-name="RequiredCommands.A2" office:value-type="string">
                  <text:p text:style-name="P18"/>
                </table:table-cell>
                <table:table-cell table:style-name="RequiredCommands.A2" office:value-type="string">
                  <text:p text:style-name="P18">Write Lengths</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5</text:p>
                </table:table-cell>
                <table:covered-table-cell/>
                <table:table-cell table:style-name="RequiredCommands.A2" office:value-type="string">
                  <text:p text:style-name="P18"/>
                </table:table-cell>
                <table:table-cell table:style-name="RequiredCommands.A2" office:value-type="string">
                  <text:p text:style-name="P18">Highest Address Spac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columns-spanned="2" office:value-type="string">
                  <text:p text:style-name="P17">Byte 6</text:p>
                </table:table-cell>
                <table:covered-table-cell/>
                <table:table-cell table:style-name="RequiredCommands.A2" office:value-type="string">
                  <text:p text:style-name="P18"/>
                </table:table-cell>
                <table:table-cell table:style-name="RequiredCommands.A2" office:value-type="string">
                  <text:p text:style-name="P18">Lowest Address Space (0-1 byte)</text:p>
                </table:table-cell>
                <table:table-cell table:style-name="RequiredCommands.A2" office:value-type="string">
                  <text:p text:style-name="P18"/>
                </table:table-cell>
                <table:covered-table-cell/>
                <table:table-cell table:style-name="RequiredCommands.G2" office:value-type="string">
                  <text:p text:style-name="P18"/>
                </table:table-cell>
              </table:table-row>
              <table:table-row>
                <table:table-cell table:style-name="RequiredCommands.A2" table:number-rows-spanned="3" table:number-columns-spanned="2" office:value-type="string">
                  <text:p text:style-name="P17">Remainder</text:p>
                </table:table-cell>
                <table:covered-table-cell/>
                <table:table-cell table:style-name="RequiredCommands.A2" table:number-rows-spanned="3" office:value-type="string">
                  <text:p text:style-name="P18"/>
                </table:table-cell>
                <table:table-cell table:style-name="RequiredCommands.A2" table:number-rows-spanned="3" office:value-type="string">
                  <text:p text:style-name="P18">Name (0-N bytes, optional</text:p>
                </table:table-cell>
                <table:table-cell table:style-name="RequiredCommands.A2" table:number-rows-spanned="3" office:value-type="string">
                  <text:p text:style-name="P18"/>
                </table:table-cell>
                <table:table-cell table:style-name="RequiredCommands.A2" office:value-type="string">
                  <text:p text:style-name="P14">Requires Alignment (4 bits) Low Address Non-zero (1 bit) Read-Only (1 bit) </text:p>
                </table:table-cell>
                <table:table-cell table:style-name="RequiredCommands.G2" table:number-rows-spanned="3" office:value-type="string">
                  <text:p text:style-name="P18"/>
                </table:table-cell>
              </table:table-row>
              <table:table-row>
                <table:covered-table-cell/>
                <table:covered-table-cell/>
                <table:covered-table-cell/>
                <table:covered-table-cell/>
                <table:covered-table-cell/>
                <table:table-cell table:style-name="RequiredCommands.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24">{Desc } </text:p>
                  <text:p text:style-name="P24">(0-N bytes)</text:p>
                </table:table-cell>
                <table:covered-table-cell/>
              </table:table-row>
            </table:table>
            <text:p text:style-name="P1"/>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able:table-row>
                  <table:table-cell table:style-name="Table3.A1" office:value-type="string">
                    <text:p text:style-name="P21"/>
                  </table:table-cell>
                  <table:table-cell table:style-name="Table3.A1" office:value-type="string">
                    <text:p text:style-name="P21"/>
                  </table:table-cell>
                  <table:table-cell table:style-name="Table3.A1" office:value-type="string">
                    <text:p text:style-name="P21">Lock/<text:line-break/>Reserve</text:p>
                  </table:table-cell>
                  <table:table-cell table:style-name="Table3.A1" office:value-type="string">
                    <text:p text:style-name="P21">Lock/<text:line-break/>Reserve Reply</text:p>
                  </table:table-cell>
                  <table:table-cell table:style-name="Table3.A1" office:value-type="string">
                    <text:p text:style-name="P21">Get Unique ID</text:p>
                  </table:table-cell>
                  <table:table-cell table:style-name="Table3.A1" office:value-type="string">
                    <text:p text:style-name="P21">Get Unique ID Reply</text:p>
                  </table:table-cell>
                  <table:table-cell table:style-name="Table3.A1" office:value-type="string">
                    <text:p text:style-name="P21">Indicate</text:p>
                  </table:table-cell>
                  <table:table-cell table:style-name="Table3.A1" office:value-type="string">
                    <text:p text:style-name="P21">Update Complete</text:p>
                  </table:table-cell>
                  <table:table-cell table:style-name="Table3.A1" office:value-type="string">
                    <text:p text:style-name="P21">Reset/<text:line-break/>Reboot</text:p>
                  </table:table-cell>
                  <table:table-cell table:style-name="Table3.J1" office:value-type="string">
                    <text:p text:style-name="P21">Reinit/<text:line-break/>Factory Reset</text:p>
                  </table:table-cell>
                </table:table-row>
              </table:table-header-rows>
              <table:table-row>
                <table:table-cell table:style-name="Table3.A2" table:number-columns-spanned="2" office:value-type="string">
                  <text:p text:style-name="P17">Datagram Type Byte</text:p>
                </table:table-cell>
                <table:covered-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A2" office:value-type="string">
                  <text:p text:style-name="P18">0x20</text:p>
                </table:table-cell>
                <table:table-cell table:style-name="Table3.J2" office:value-type="string">
                  <text:p text:style-name="P18">0x20</text:p>
                </table:table-cell>
              </table:table-row>
              <table:table-row>
                <table:table-cell table:style-name="Table3.A2" table:number-rows-spanned="7" office:value-type="string">
                  <text:p text:style-name="P17">Command Byte (Upper is MSB, lower is LSB)</text:p>
                </table:table-cell>
                <table:table-cell table:style-name="Table3.A2" office:value-type="string">
                  <text:p text:style-name="P17">Command Type </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A2" office:value-type="string">
                  <text:p text:style-name="P18">0b10</text:p>
                </table:table-cell>
                <table:table-cell table:style-name="Table3.J2" office:value-type="string">
                  <text:p text:style-name="P18">0b10</text:p>
                </table:table-cell>
              </table:table-row>
              <table:table-row>
                <table:covered-table-cell/>
                <table:table-cell table:style-name="Table3.A2" office:value-type="string">
                  <text:p text:style-name="P13">Operation Type</text:p>
                </table:table-cell>
                <table:table-cell table:style-name="Table3.A2" office:value-type="string">
                  <text:p text:style-name="P18">0b0010</text:p>
                </table:table-cell>
                <table:table-cell table:style-name="Table3.A2" office:value-type="string">
                  <text:p text:style-name="P18">0b0010</text:p>
                </table:table-cell>
                <table:table-cell table:style-name="Table3.A2" office:value-type="string">
                  <text:p text:style-name="P18">0b0011</text:p>
                </table:table-cell>
                <table:table-cell table:style-name="Table3.A2" office:value-type="string">
                  <text:p text:style-name="P18">0b0011</text:p>
                </table:table-cell>
                <table:table-cell table:style-name="Table3.A2" office:value-type="string">
                  <text:p text:style-name="P18">0b1001</text:p>
                </table:table-cell>
                <table:table-cell table:style-name="Table3.A2" office:value-type="string">
                  <text:p text:style-name="P18">0b1010</text:p>
                </table:table-cell>
                <table:table-cell table:style-name="Table3.A2" office:value-type="string">
                  <text:p text:style-name="P18">0b1010</text:p>
                </table:table-cell>
                <table:table-cell table:style-name="Table3.J2" office:value-type="string">
                  <text:p text:style-name="P18">0b1010</text:p>
                </table:table-cell>
              </table:table-row>
              <table:table-row>
                <table:covered-table-cell/>
                <table:table-cell table:style-name="Table3.A2" office:value-type="string">
                  <text:p text:style-name="P13">Reply</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0b0</text:p>
                </table:table-cell>
                <table:table-cell table:style-name="Table3.A2" office:value-type="string">
                  <text:p text:style-name="P18">0b1</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Reserved</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0b0</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tart/Stop</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Start 0b1</text:p>
                  <text:p text:style-name="P18">Stop 0b0</text:p>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row>
                <table:covered-table-cell/>
                <table:table-cell table:style-name="Table3.A2" office:value-type="string">
                  <text:p text:style-name="P17">Sub<text:line-break/>Command</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0b00</text:p>
                </table:table-cell>
                <table:table-cell table:style-name="Table3.A2" office:value-type="string">
                  <text:p text:style-name="P18">0b01</text:p>
                </table:table-cell>
                <table:table-cell table:style-name="Table3.J2" office:value-type="string">
                  <text:p text:style-name="P18">0b10</text:p>
                </table:table-cell>
              </table:table-row>
              <table:table-row>
                <table:covered-table-cell/>
                <table:table-cell table:style-name="Table3.A2" office:value-type="string">
                  <text:p text:style-name="P17">Byte value</text:p>
                </table:table-cell>
                <table:table-cell table:style-name="Table3.A2" office:value-type="string">
                  <text:p text:style-name="P18">0x88</text:p>
                </table:table-cell>
                <table:table-cell table:style-name="Table3.A2" office:value-type="string">
                  <text:p text:style-name="P18">0x8A</text:p>
                </table:table-cell>
                <table:table-cell table:style-name="Table3.A2" office:value-type="string">
                  <text:p text:style-name="P18">0x8C</text:p>
                </table:table-cell>
                <table:table-cell table:style-name="Table3.A2" office:value-type="string">
                  <text:p text:style-name="P18">0x8D</text:p>
                </table:table-cell>
                <table:table-cell table:style-name="Table3.A2" office:value-type="string">
                  <text:p text:style-name="P18">0xA2-0xA3</text:p>
                </table:table-cell>
                <table:table-cell table:style-name="Table3.A2" office:value-type="string">
                  <text:p text:style-name="P18">0xA8</text:p>
                </table:table-cell>
                <table:table-cell table:style-name="Table3.A2" office:value-type="string">
                  <text:p text:style-name="P18">0xA9</text:p>
                </table:table-cell>
                <table:table-cell table:style-name="Table3.J2" office:value-type="string">
                  <text:p text:style-name="P18">0xAA</text:p>
                </table:table-cell>
              </table:table-row>
              <table:table-row>
                <table:table-cell table:style-name="Table3.A2" table:number-columns-spanned="2" office:value-type="string">
                  <text:p text:style-name="P17">Byte 2</text:p>
                </table:table-cell>
                <table:covered-table-cell/>
                <table:table-cell table:style-name="Table3.A2" table:number-rows-spanned="6" office:value-type="string">
                  <text:p text:style-name="P19">Requesting NodeID</text:p>
                </table:table-cell>
                <table:table-cell table:style-name="Table3.A2" table:number-rows-spanned="6" office:value-type="string">
                  <text:p text:style-name="P18">Locking NodeID</text:p>
                </table:table-cell>
                <table:table-cell table:style-name="Table3.A2" office:value-type="string">
                  <text:p text:style-name="P15">Number to reserve (3 bits, 1-8) </text:p>
                  <text:p text:style-name="P20"><text:s/></text:p>
                </table:table-cell>
                <table:table-cell table:style-name="Table3.A2" table:number-rows-spanned="7" office:value-type="string">
                  <text:p text:style-name="P14">New Unique EventI D </text:p>
                  <text:p text:style-name="P13">(8 bytes, 1-8 times) </text:p>
                  <text:p text:style-name="P14"><text:s/></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table:number-rows-spanned="6" office:value-type="string">
                  <text:p text:style-name="P18">Target NodeID</text:p>
                </table:table-cell>
              </table:table-row>
              <table:table-row>
                <table:table-cell table:style-name="Table3.A2" table:number-columns-spanned="2" office:value-type="string">
                  <text:p text:style-name="P17">Byte 3</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4</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5</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6</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Byte 7</text:p>
                </table:table-cell>
                <table:covered-table-cell/>
                <table:covered-table-cell/>
                <table:covered-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row>
              <table:table-row>
                <table:table-cell table:style-name="Table3.A2" table:number-columns-spanned="2" office:value-type="string">
                  <text:p text:style-name="P17">Remainder</text:p>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covered-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J2" office:value-type="string">
                  <text:p text:style-name="P18"/>
                </table:table-cell>
              </table:table-row>
            </table:table>
            <text:p text:style-name="P2"/>
            <text:h text:style-name="Heading_20_1" text:outline-level="1"/>
          </text:deletion>
        </text:changed-region>
        <text:changed-region xml:id="ct295491056" text:id="ct295491056">
          <text:deletion>
            <office:change-info>
              <dc:creator>Bob Jacobsen</dc:creator>
              <dc:date>2013-10-18T12:47:00</dc:date>
            </office:change-info>
            <text:h text:style-name="Heading_20_1" text:outline-level="1"/>
            <text:p text:style-name="Standard"/>
          </text:deletion>
        </text:changed-region>
        <text:changed-region xml:id="ct460257824" text:id="ct460257824">
          <text:insertion>
            <office:change-info>
              <dc:creator>Bob Jacobsen</dc:creator>
              <dc:date>2013-04-13T19:43:00</dc:date>
            </office:change-info>
          </text:insertion>
        </text:changed-region>
        <text:changed-region xml:id="ct295312416" text:id="ct295312416">
          <text:insertion>
            <office:change-info>
              <dc:creator>Bob Jacobsen</dc:creator>
              <dc:date>2013-10-17T20:44:00</dc:date>
            </office:change-info>
          </text:insertion>
        </text:changed-region>
        <text:changed-region xml:id="ct507267648" text:id="ct507267648">
          <text:insertion>
            <office:change-info>
              <dc:creator>Bob Jacobsen</dc:creator>
              <dc:date>2013-10-17T20:44:00</dc:date>
            </office:change-info>
          </text:insertion>
        </text:changed-region>
        <text:changed-region xml:id="ct507267744" text:id="ct507267744">
          <text:insertion>
            <office:change-info>
              <dc:creator>Bob Jacobsen</dc:creator>
              <dc:date>2013-10-18T15:39:00</dc:date>
            </office:change-info>
          </text:insertion>
        </text:changed-region>
        <text:changed-region xml:id="ct507267904" text:id="ct507267904">
          <text:insertion>
            <office:change-info>
              <dc:creator>Bob Jacobsen</dc:creator>
              <dc:date>2013-10-18T05:37:00</dc:date>
            </office:change-info>
          </text:insertion>
        </text:changed-region>
        <text:changed-region xml:id="ct507268672" text:id="ct507268672">
          <text:insertion>
            <office:change-info>
              <dc:creator>Bob Jacobsen</dc:creator>
              <dc:date>2013-10-18T15:39:00</dc:date>
            </office:change-info>
          </text:insertion>
        </text:changed-region>
        <text:changed-region xml:id="ct507405456" text:id="ct507405456">
          <text:insertion>
            <office:change-info>
              <dc:creator>Bob Jacobsen</dc:creator>
              <dc:date>2013-10-18T12:42:00</dc:date>
            </office:change-info>
          </text:insertion>
        </text:changed-region>
        <text:changed-region xml:id="ct507405888" text:id="ct507405888">
          <text:insertion>
            <office:change-info>
              <dc:creator>Bob Jacobsen</dc:creator>
              <dc:date>2013-10-18T12:43:00</dc:date>
            </office:change-info>
          </text:insertion>
        </text:changed-region>
        <text:changed-region xml:id="ct294680304" text:id="ct294680304">
          <text:insertion>
            <office:change-info>
              <dc:creator>Bob Jacobsen</dc:creator>
              <dc:date>2013-10-18T12:44:00</dc:date>
            </office:change-info>
          </text:insertion>
        </text:changed-region>
        <text:changed-region xml:id="ct294680512" text:id="ct294680512">
          <text:insertion>
            <office:change-info>
              <dc:creator>Bob Jacobsen</dc:creator>
              <dc:date>2013-10-18T12:45:00</dc:date>
            </office:change-info>
          </text:insertion>
        </text:changed-region>
        <text:changed-region xml:id="ct294680608" text:id="ct294680608">
          <text:insertion>
            <office:change-info>
              <dc:creator>Bob Jacobsen</dc:creator>
              <dc:date>2013-10-18T12:46:00</dc:date>
            </office:change-info>
          </text:insertion>
        </text:changed-region>
        <text:changed-region xml:id="ct294680784" text:id="ct294680784">
          <text:insertion>
            <office:change-info>
              <dc:creator>Bob Jacobsen</dc:creator>
              <dc:date>2013-10-17T20:43:00</dc:date>
            </office:change-info>
          </text:insertion>
        </text:changed-region>
        <text:changed-region xml:id="ct294748240" text:id="ct294748240">
          <text:insertion>
            <office:change-info>
              <dc:creator>Bob Jacobsen</dc:creator>
              <dc:date>2013-10-17T20:45:00</dc:date>
            </office:change-info>
          </text:insertion>
        </text:changed-region>
        <text:changed-region xml:id="ct294747824" text:id="ct294747824">
          <text:insertion>
            <office:change-info>
              <dc:creator>Bob Jacobsen</dc:creator>
              <dc:date>2013-10-17T20:46:00</dc:date>
            </office:change-info>
          </text:insertion>
        </text:changed-region>
        <text:changed-region xml:id="ct364118976" text:id="ct364118976">
          <text:insertion>
            <office:change-info>
              <dc:creator>Bob Jacobsen</dc:creator>
              <dc:date>2013-10-18T12:48:00</dc:date>
            </office:change-info>
          </text:insertion>
        </text:changed-region>
        <text:changed-region xml:id="ct364687024" text:id="ct364687024">
          <text:deletion>
            <office:change-info>
              <dc:creator>Bob Jacobsen</dc:creator>
              <dc:date>2013-10-18T12:49:00</dc:date>
            </office:change-info>
            <text:list xml:id="list4446744191346369952" text:style-name="L1">
              <text:list-item>
                <text:p text:style-name="P3">CONFIG_MEM_RESULT_OK <text:s text:c="30"/>: TConfigMemErrorCode = ($00, $00);</text:p>
              </text:list-item>
              <text:list-item>
                <text:p text:style-name="P3"><text:s/>CONFIG_MEM_RESULT_TERMINATE <text:s text:c="23"/>: TConfigMemErrorCode = ($10, $00);</text:p>
              </text:list-item>
              <text:list-item>
                <text:p text:style-name="P3"><text:s/>CONFIG_MEM_RESULT_REJECTED_STREAM_PERMANENT_ERROR <text:s/>: TConfigMemErrorCode = ($10, $10); <text:s/>// $10xx high bytes says don't try again</text:p>
              </text:list-item>
              <text:list-item>
                <text:p text:style-name="P3"><text:s/>CONFIG_MEM_RESULT_REJECTED_STREAM_BUFFER_FULL <text:s text:c="5"/>: TConfigMemErrorCode = ($20, $00); <text:s/>// $20xx high byte says to try again</text:p>
              </text:list-item>
            </text:list>
          </text:deletion>
        </text:changed-region>
        <text:changed-region xml:id="ct364123760" text:id="ct364123760">
          <text:deletion>
            <office:change-info>
              <dc:creator>Bob Jacobsen</dc:creator>
              <dc:date>2013-10-18T12:56:00</dc:date>
            </office:change-info>
            <text:p text:style-name="Standard"/>
            <text:p text:style-name="Standard"/>
          </text:deletion>
        </text:changed-region>
        <text:changed-region xml:id="ct364123856" text:id="ct364123856">
          <text:insertion>
            <office:change-info>
              <dc:creator>Bob Jacobsen</dc:creator>
              <dc:date>2013-10-18T12:50:00</dc:date>
            </office:change-info>
          </text:insertion>
        </text:changed-region>
        <text:changed-region xml:id="ct364123984" text:id="ct364123984">
          <text:deletion>
            <office:change-info>
              <dc:creator>Bob Jacobsen</dc:creator>
              <dc:date>2012-09-02T13:15:00</dc:date>
            </office:change-info>
            <text:p text:style-name="Standard">t</text:p>
          </text:deletion>
        </text:changed-region>
        <text:changed-region xml:id="ct364124080" text:id="ct364124080">
          <text:insertion>
            <office:change-info>
              <dc:creator>Bob Jacobsen</dc:creator>
              <dc:date>2013-04-13T19:44:00</dc:date>
            </office:change-info>
          </text:insertion>
        </text:changed-region>
        <text:changed-region xml:id="ct364124288" text:id="ct364124288">
          <text:insertion>
            <office:change-info>
              <dc:creator>Bob Jacobsen</dc:creator>
              <dc:date>2012-09-02T13:13:00</dc:date>
            </office:change-info>
          </text:insertion>
        </text:changed-region>
        <text:changed-region xml:id="ct364688704" text:id="ct364688704">
          <text:insertion>
            <office:change-info>
              <dc:creator>Bob Jacobsen</dc:creator>
              <dc:date>2012-09-02T13:14:00</dc:date>
            </office:change-info>
          </text:insertion>
        </text:changed-region>
        <text:changed-region xml:id="ct371365040" text:id="ct371365040">
          <text:insertion>
            <office:change-info>
              <dc:creator>Bob Jacobsen</dc:creator>
              <dc:date>2012-09-02T13:15:00</dc:date>
            </office:change-info>
          </text:insertion>
        </text:changed-region>
        <text:changed-region xml:id="ct295538864" text:id="ct295538864">
          <text:insertion>
            <office:change-info>
              <dc:creator>Bob Jacobsen</dc:creator>
              <dc:date>2012-09-02T13:16:00</dc:date>
            </office:change-info>
          </text:insertion>
        </text:changed-region>
        <text:changed-region xml:id="ct364688800" text:id="ct364688800">
          <text:insertion>
            <office:change-info>
              <dc:creator>Bob Jacobsen</dc:creator>
              <dc:date>2013-01-31T12:37:00</dc:date>
            </office:change-info>
          </text:insertion>
        </text:changed-region>
        <text:changed-region xml:id="ct295183232" text:id="ct295183232">
          <text:insertion>
            <office:change-info>
              <dc:creator>Bob Jacobsen</dc:creator>
              <dc:date>2013-10-18T12:47:00</dc:date>
            </office:change-info>
          </text:insertion>
        </text:changed-region>
        <text:changed-region xml:id="ct364689344" text:id="ct364689344">
          <text:insertion>
            <office:change-info>
              <dc:creator>Bob Jacobsen</dc:creator>
              <dc:date>2013-10-18T12:48:00</dc:date>
            </office:change-info>
          </text:insertion>
        </text:changed-region>
        <text:changed-region xml:id="ct507401520" text:id="ct507401520">
          <text:deletion>
            <office:change-info>
              <dc:creator>Bob Jacobsen</dc:creator>
              <dc:date>2013-10-18T12:49:00</dc:date>
            </office:change-info>
            <text:list xml:id="list1789409987" text:continue-numbering="true" text:style-name="L1">
              <text:list-item>
                <text:p text:style-name="P4"><text:span text:style-name="T1"/></text:p>
              </text:list-item>
              <text:list-item>
                <text:p text:style-name="P4"><text:span text:style-name="T1"/></text:p>
              </text:list-item>
            </text:list>
          </text:deletion>
        </text:changed-region>
        <text:changed-region xml:id="ct364688896" text:id="ct364688896">
          <text:insertion>
            <office:change-info>
              <dc:creator>Bob Jacobsen</dc:creator>
              <dc:date>2013-10-18T12:50:00</dc:date>
            </office:change-info>
          </text:insertion>
        </text:changed-region>
        <text:changed-region xml:id="ct364688992" text:id="ct364688992">
          <text:insertion>
            <office:change-info>
              <dc:creator>Bob Jacobsen</dc:creator>
              <dc:date>2013-04-15T2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8453497439531220311" text:style-name="L2">
        <text:list-item>
          <text:p text:style-name="P32">Don't assume that the information actually has to be stored that way, as linear memory. <text:s/>The node can remap the information that's being read or written into whatever internal organization it needs.</text:p>
        </text:list-item>
        <text:list-item>
          <text:p text:style-name="P32">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32">Don't assume that this is only used for <text:span text:style-name="T7">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354141328"/>For more information on format and presentation, see: </text:p>
      <text:list xml:id="list4126409498710000669" text:style-name="L3">
        <text:list-item>
          <text:p text:style-name="P33"><text:change-end text:change-id="ct354141328"/><text:change text:change-id="ct354141424"/><text:change-start text:change-id="ct371262080"/>OpenLCB Common Information Technical Note<text:change-end text:change-id="ct371262080"/></text:p>
        </text:list-item>
      </text:list>
      <text:h text:style-name="Heading_20_2" text:outline-level="2">Protocol<text:change-start text:change-id="ct371411776"/></text:h>
      <text:p text:style-name="Standard"><text:change-end text:change-id="ct371411776"/></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507321232"/></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507321232"/></text:p>
      <text:h text:style-name="Heading_20_3" text:outline-level="3">Message Formats<text:change-start text:change-id="ct295505088"/></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change-end text:change-id="ct295505088"/><text:change-start text:change-id="ct371345904"/></text:p>
      <text:p text:style-name="Standard">Byte 1 has a number of decodable fields. <text:s/>The top two bits of byte 1 separate the basic types:</text:p>
      <text:list xml:id="list643798536807194347" text:style-name="L4">
        <text:list-item>
          <text:p text:style-name="P34">0b00 – Write operations</text:p>
        </text:list-item>
        <text:list-item>
          <text:p text:style-name="P34">0b01 – Read operations</text:p>
        </text:list-item>
        <text:list-item>
          <text:p text:style-name="P34">0b10 – Control operations</text:p>
        </text:list-item>
        <text:list-item>
          <text:p text:style-name="P34">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21"/>
            </table:table-cell>
            <table:table-cell table:style-name="Table4.A1" office:value-type="string">
              <text:p text:style-name="P21"/>
            </table:table-cell>
            <table:table-cell table:style-name="Table4.A1" office:value-type="string">
              <text:p text:style-name="P21">Write</text:p>
            </table:table-cell>
            <table:table-cell table:style-name="Table4.A1" office:value-type="string">
              <text:p text:style-name="P21">Write Under Mask</text:p>
            </table:table-cell>
            <table:table-cell table:style-name="Table4.A1" office:value-type="string">
              <text:p text:style-name="P21">Write Stream</text:p>
            </table:table-cell>
            <table:table-cell table:style-name="Table4.F1" office:value-type="string">
              <text:p text:style-name="P21">Write Reply</text:p>
            </table:table-cell>
          </table:table-row>
        </table:table-header-rows>
        <table:table-row>
          <table:table-cell table:style-name="Table4.A2" table:number-columns-spanned="2" office:value-type="string">
            <text:p text:style-name="P17">Datagram Type Byte</text:p>
          </table:table-cell>
          <table:covered-table-cell/>
          <table:table-cell table:style-name="Table4.A2" office:value-type="string">
            <text:p text:style-name="P18">0x20</text:p>
          </table:table-cell>
          <table:table-cell table:style-name="Table4.A2" office:value-type="string">
            <text:p text:style-name="P18">0x20</text:p>
          </table:table-cell>
          <table:table-cell table:style-name="Table4.A2" office:value-type="string">
            <text:p text:style-name="P18">0x20</text:p>
          </table:table-cell>
          <table:table-cell table:style-name="Table4.F2" office:value-type="string">
            <text:p text:style-name="P18">0x20</text:p>
          </table:table-cell>
        </table:table-row>
        <table:table-row>
          <table:table-cell table:style-name="Table4.A2" table:number-rows-spanned="8" office:value-type="string">
            <text:p text:style-name="P17">Command Byte (Upper is MSB, lower is LSB)</text:p>
          </table:table-cell>
          <table:table-cell table:style-name="Table4.A2" office:value-type="string">
            <text:p text:style-name="P17">Command Type <text:line-break/>(2 bits)</text:p>
          </table:table-cell>
          <table:table-cell table:style-name="Table4.A2" office:value-type="string">
            <text:p text:style-name="P18">0b00</text:p>
          </table:table-cell>
          <table:table-cell table:style-name="Table4.A2" office:value-type="string">
            <text:p text:style-name="P18">0b00</text:p>
          </table:table-cell>
          <table:table-cell table:style-name="Table4.A2" office:value-type="string">
            <text:p text:style-name="P18">0b00</text:p>
          </table:table-cell>
          <table:table-cell table:style-name="Table4.F2" office:value-type="string">
            <text:p text:style-name="P18">0b00</text:p>
          </table:table-cell>
        </table:table-row>
        <table:table-row>
          <table:covered-table-cell/>
          <table:table-cell table:style-name="Table4.A2" office:value-type="string">
            <text:p text:style-name="P13">Stream/Datagram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1</text:p>
          </table:table-cell>
          <table:table-cell table:style-name="Table4.F2" office:value-type="string">
            <text:p text:style-name="P18">0b0</text:p>
          </table:table-cell>
        </table:table-row>
        <table:table-row>
          <table:covered-table-cell/>
          <table:table-cell table:style-name="Table4.A2" office:value-type="string">
            <text:p text:style-name="P13">Reply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1</text:p>
          </table:table-cell>
        </table:table-row>
        <table:table-row>
          <table:covered-table-cell/>
          <table:table-cell table:style-name="Table4.A2" office:value-type="string">
            <text:p text:style-name="P17">Under Mask <text:line-break/>(1 bit)</text:p>
          </table:table-cell>
          <table:table-cell table:style-name="Table4.A2" office:value-type="string">
            <text:p text:style-name="P18">0b0</text:p>
          </table:table-cell>
          <table:table-cell table:style-name="Table4.A2" office:value-type="string">
            <text:p text:style-name="P18">0b1</text:p>
          </table:table-cell>
          <table:table-cell table:style-name="Table4.A2" office:value-type="string">
            <text:p text:style-name="P18">0b0</text:p>
          </table:table-cell>
          <table:table-cell table:style-name="Table4.F2" office:value-type="string">
            <text:p text:style-name="P18"/>
          </table:table-cell>
        </table:table-row>
        <table:table-row>
          <table:covered-table-cell/>
          <table:table-cell table:style-name="Table4.A2" office:value-type="string">
            <text:p text:style-name="P17">Fail/OK</text:p>
          </table:table-cell>
          <table:table-cell table:style-name="Table4.A2" office:value-type="string">
            <text:p text:style-name="P18"/>
          </table:table-cell>
          <table:table-cell table:style-name="Table4.A2" office:value-type="string">
            <text:p text:style-name="P18"/>
          </table:table-cell>
          <table:table-cell table:style-name="Table4.A2" office:value-type="string">
            <text:p text:style-name="P18"/>
          </table:table-cell>
          <table:table-cell table:style-name="Table4.F2" office:value-type="string">
            <text:p text:style-name="P18">0b1 Fail</text:p>
            <text:p text:style-name="P18">0b0 OK</text:p>
          </table:table-cell>
        </table:table-row>
        <table:table-row>
          <table:covered-table-cell/>
          <table:table-cell table:style-name="Table4.A2" office:value-type="string">
            <text:p text:style-name="P17">Reserved (1 bit)</text:p>
          </table:table-cell>
          <table:table-cell table:style-name="Table4.A2" office:value-type="string">
            <text:p text:style-name="P18">0b0</text:p>
          </table:table-cell>
          <table:table-cell table:style-name="Table4.A2" office:value-type="string">
            <text:p text:style-name="P18">0b0</text:p>
          </table:table-cell>
          <table:table-cell table:style-name="Table4.A2" office:value-type="string">
            <text:p text:style-name="P18">0b0</text:p>
          </table:table-cell>
          <table:table-cell table:style-name="Table4.F2" office:value-type="string">
            <text:p text:style-name="P18">0b0</text:p>
          </table:table-cell>
        </table:table-row>
        <table:table-row>
          <table:covered-table-cell/>
          <table:table-cell table:style-name="Table4.A2" office:value-type="string">
            <text:p text:style-name="P17">Address Space <text:line-break/>(2 bits)</text:p>
          </table:table-cell>
          <table:table-cell table:style-name="Table4.A2" office:value-type="string">
            <text:p text:style-name="P18">0b00-0b11</text:p>
          </table:table-cell>
          <table:table-cell table:style-name="Table4.A2" office:value-type="string">
            <text:p text:style-name="P18">0b00-0b11</text:p>
          </table:table-cell>
          <table:table-cell table:style-name="Table4.A2" office:value-type="string">
            <text:p text:style-name="P18">0b00-0b11</text:p>
          </table:table-cell>
          <table:table-cell table:style-name="Table4.F2" office:value-type="string">
            <text:p text:style-name="P18">0b00-0b11</text:p>
          </table:table-cell>
        </table:table-row>
        <table:table-row>
          <table:covered-table-cell/>
          <table:table-cell table:style-name="Table4.A2" office:value-type="string">
            <text:p text:style-name="P17">Full byte value</text:p>
          </table:table-cell>
          <table:table-cell table:style-name="Table4.A2" office:value-type="string">
            <text:p text:style-name="P18">0x00-0x03</text:p>
          </table:table-cell>
          <table:table-cell table:style-name="Table4.A2" office:value-type="string">
            <text:p text:style-name="P18">0x08-0x0B</text:p>
          </table:table-cell>
          <table:table-cell table:style-name="Table4.A2" office:value-type="string">
            <text:p text:style-name="P18">0x20-0x23</text:p>
          </table:table-cell>
          <table:table-cell table:style-name="Table4.F2" office:value-type="string">
            <text:p text:style-name="P18">0x18 – 0x1B Fail</text:p>
            <text:p text:style-name="P18">0x10 – 0x13 OK</text:p>
          </table:table-cell>
        </table:table-row>
        <table:table-row>
          <table:table-cell table:style-name="Table4.A2" table:number-columns-spanned="2" office:value-type="string">
            <text:p text:style-name="P17">4 bytes</text:p>
          </table:table-cell>
          <table:covered-table-cell/>
          <table:table-cell table:style-name="Table4.A2" office:value-type="string">
            <text:p text:style-name="P18">Address</text:p>
          </table:table-cell>
          <table:table-cell table:style-name="Table4.A2" office:value-type="string">
            <text:p text:style-name="P18">Address</text:p>
          </table:table-cell>
          <table:table-cell table:style-name="Table4.A2" office:value-type="string">
            <text:p text:style-name="P18">Address</text:p>
          </table:table-cell>
          <table:table-cell table:style-name="Table4.F2" office:value-type="string">
            <text:p text:style-name="P18">Address</text:p>
          </table:table-cell>
        </table:table-row>
        <table:table-row>
          <table:table-cell table:style-name="Table4.A2" table:number-columns-spanned="2" office:value-type="string">
            <text:p text:style-name="P17">Optional byte, present when Address Space bits above == 0b00</text:p>
          </table:table-cell>
          <table:covered-table-cell/>
          <table:table-cell table:style-name="Table4.A2" office:value-type="string">
            <text:p text:style-name="P18">Address Space</text:p>
          </table:table-cell>
          <table:table-cell table:style-name="Table4.A2" office:value-type="string">
            <text:p text:style-name="P18">Address Space</text:p>
          </table:table-cell>
          <table:table-cell table:style-name="Table4.A2" office:value-type="string">
            <text:p text:style-name="P18">Address Space</text:p>
          </table:table-cell>
          <table:table-cell table:style-name="Table4.F2" office:value-type="string">
            <text:p text:style-name="P18">Address Space</text:p>
          </table:table-cell>
        </table:table-row>
        <table:table-row>
          <table:table-cell table:style-name="Table4.A2" table:number-columns-spanned="2" office:value-type="string">
            <text:p text:style-name="P17">Remainder</text:p>
          </table:table-cell>
          <table:covered-table-cell/>
          <table:table-cell table:style-name="Table4.A2" office:value-type="string">
            <text:p text:style-name="P18">Data <text:line-break/>(1-64 bytes)</text:p>
          </table:table-cell>
          <table:table-cell table:style-name="Table4.A2" office:value-type="string">
            <text:p text:style-name="P18">Data and Mask <text:line-break/>(2-64 bytes)</text:p>
          </table:table-cell>
          <table:table-cell table:style-name="Table4.A2" office:value-type="string">
            <text:p text:style-name="P18">Stream Definition Info</text:p>
          </table:table-cell>
          <table:table-cell table:style-name="Table4.F2" office:value-type="string">
            <text:p text:style-name="P18">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21"/>
            </table:table-cell>
            <table:table-cell table:style-name="Table5.A1" office:value-type="string">
              <text:p text:style-name="P21"/>
            </table:table-cell>
            <table:table-cell table:style-name="Table5.A1" office:value-type="string">
              <text:p text:style-name="P21">Read</text:p>
            </table:table-cell>
            <table:table-cell table:style-name="Table5.A1" office:value-type="string">
              <text:p text:style-name="P21">Read-Reply</text:p>
            </table:table-cell>
            <table:table-cell table:style-name="Table5.E1" office:value-type="string">
              <text:p text:style-name="P21">Read Stream</text:p>
            </table:table-cell>
          </table:table-row>
        </table:table-header-rows>
        <table:table-row>
          <table:table-cell table:style-name="Table5.A2" table:number-columns-spanned="2" office:value-type="string">
            <text:p text:style-name="P17">Datagram Type Byte</text:p>
          </table:table-cell>
          <table:covered-table-cell/>
          <table:table-cell table:style-name="Table5.A2" office:value-type="string">
            <text:p text:style-name="P18">0x20</text:p>
          </table:table-cell>
          <table:table-cell table:style-name="Table5.A2" office:value-type="string">
            <text:p text:style-name="P18">0x20</text:p>
          </table:table-cell>
          <table:table-cell table:style-name="Table5.E2" office:value-type="string">
            <text:p text:style-name="P18">0x20</text:p>
          </table:table-cell>
        </table:table-row>
        <table:table-row>
          <table:table-cell table:style-name="Table5.A2" table:number-rows-spanned="8" office:value-type="string">
            <text:p text:style-name="P17">Command Byte (Upper is MSB, lower is LSB)</text:p>
          </table:table-cell>
          <table:table-cell table:style-name="Table5.A2" office:value-type="string">
            <text:p text:style-name="P17">Command Type <text:line-break/>(2 bits)</text:p>
          </table:table-cell>
          <table:table-cell table:style-name="Table5.A2" office:value-type="string">
            <text:p text:style-name="P18">0b01</text:p>
          </table:table-cell>
          <table:table-cell table:style-name="Table5.A2" office:value-type="string">
            <text:p text:style-name="P18">0b01</text:p>
          </table:table-cell>
          <table:table-cell table:style-name="Table5.E2" office:value-type="string">
            <text:p text:style-name="P18">0b01</text:p>
          </table:table-cell>
        </table:table-row>
        <table:table-row>
          <table:covered-table-cell/>
          <table:table-cell table:style-name="Table5.A2" office:value-type="string">
            <text:p text:style-name="P13">Stream/Datagram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1</text:p>
          </table:table-cell>
        </table:table-row>
        <table:table-row>
          <table:covered-table-cell/>
          <table:table-cell table:style-name="Table5.A2" office:value-type="string">
            <text:p text:style-name="P13">ReadReply/Write (1 bit)</text:p>
          </table:table-cell>
          <table:table-cell table:style-name="Table5.A2" office:value-type="string">
            <text:p text:style-name="P18">0b0</text:p>
          </table:table-cell>
          <table:table-cell table:style-name="Table5.A2" office:value-type="string">
            <text:p text:style-name="P18">0b1</text:p>
          </table:table-cell>
          <table:table-cell table:style-name="Table5.E2" office:value-type="string">
            <text:p text:style-name="P18">0b0</text:p>
          </table:table-cell>
        </table:table-row>
        <table:table-row>
          <table:covered-table-cell/>
          <table:table-cell table:style-name="Table5.A2" office:value-type="string">
            <text:p text:style-name="P17">Fail/OK</text:p>
          </table:table-cell>
          <table:table-cell table:style-name="Table5.A2" office:value-type="string">
            <text:p text:style-name="P18"/>
          </table:table-cell>
          <table:table-cell table:style-name="Table5.A2" office:value-type="string">
            <text:p text:style-name="P18">0b1 Fail</text:p>
            <text:p text:style-name="P18">0b0 OK</text:p>
          </table:table-cell>
          <table:table-cell table:style-name="Table5.E2" office:value-type="string">
            <text:p text:style-name="P18"/>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
          </table:table-cell>
          <table:table-cell table:style-name="Table5.E2" office:value-type="string">
            <text:p text:style-name="P18">0b0</text:p>
          </table:table-cell>
        </table:table-row>
        <table:table-row>
          <table:covered-table-cell/>
          <table:table-cell table:style-name="Table5.A2" office:value-type="string">
            <text:p text:style-name="P17">Reserved (1 bit)</text:p>
          </table:table-cell>
          <table:table-cell table:style-name="Table5.A2" office:value-type="string">
            <text:p text:style-name="P18">0b0</text:p>
          </table:table-cell>
          <table:table-cell table:style-name="Table5.A2" office:value-type="string">
            <text:p text:style-name="P18">0b0</text:p>
          </table:table-cell>
          <table:table-cell table:style-name="Table5.E2" office:value-type="string">
            <text:p text:style-name="P18">0b0</text:p>
          </table:table-cell>
        </table:table-row>
        <table:table-row>
          <table:covered-table-cell/>
          <table:table-cell table:style-name="Table5.A2" office:value-type="string">
            <text:p text:style-name="P17">Address Space <text:line-break/>(2 bits)</text:p>
          </table:table-cell>
          <table:table-cell table:style-name="Table5.A2" office:value-type="string">
            <text:p text:style-name="P18">0b00-0b11</text:p>
          </table:table-cell>
          <table:table-cell table:style-name="Table5.A2" office:value-type="string">
            <text:p text:style-name="P18">0b00-0b11</text:p>
          </table:table-cell>
          <table:table-cell table:style-name="Table5.E2" office:value-type="string">
            <text:p text:style-name="P18">0b00-0b11</text:p>
          </table:table-cell>
        </table:table-row>
        <table:table-row>
          <table:covered-table-cell/>
          <table:table-cell table:style-name="Table5.A2" office:value-type="string">
            <text:p text:style-name="P17">Full byte value</text:p>
          </table:table-cell>
          <table:table-cell table:style-name="Table5.A2" office:value-type="string">
            <text:p text:style-name="P18">0x40-0x43</text:p>
          </table:table-cell>
          <table:table-cell table:style-name="Table5.A2" office:value-type="string">
            <text:p text:style-name="P18">0x58 – 0x5B Fail</text:p>
            <text:p text:style-name="P18">0x50 – 0x53 OK</text:p>
          </table:table-cell>
          <table:table-cell table:style-name="Table5.E2" office:value-type="string">
            <text:p text:style-name="P18">0x60-0x63</text:p>
          </table:table-cell>
        </table:table-row>
        <table:table-row>
          <table:table-cell table:style-name="Table5.A2" table:number-columns-spanned="2" office:value-type="string">
            <text:p text:style-name="P17">4 bytes</text:p>
          </table:table-cell>
          <table:covered-table-cell/>
          <table:table-cell table:style-name="Table5.A2" office:value-type="string">
            <text:p text:style-name="P18">Address</text:p>
          </table:table-cell>
          <table:table-cell table:style-name="Table5.A2" office:value-type="string">
            <text:p text:style-name="P18">Address</text:p>
          </table:table-cell>
          <table:table-cell table:style-name="Table5.E2" office:value-type="string">
            <text:p text:style-name="P18">Address</text:p>
          </table:table-cell>
        </table:table-row>
        <table:table-row>
          <table:table-cell table:style-name="Table5.A2" table:number-columns-spanned="2" office:value-type="string">
            <text:p text:style-name="P17">Optional byte, present when Address Space bits above == 0b00</text:p>
          </table:table-cell>
          <table:covered-table-cell/>
          <table:table-cell table:style-name="Table5.A2" office:value-type="string">
            <text:p text:style-name="P18">Address Space</text:p>
          </table:table-cell>
          <table:table-cell table:style-name="Table5.A2" office:value-type="string">
            <text:p text:style-name="P18">Address Space</text:p>
          </table:table-cell>
          <table:table-cell table:style-name="Table5.E2" office:value-type="string">
            <text:p text:style-name="P18">Address Space</text:p>
          </table:table-cell>
        </table:table-row>
        <table:table-row>
          <table:table-cell table:style-name="Table5.A2" table:number-columns-spanned="2" office:value-type="string">
            <text:p text:style-name="P17">Remainder</text:p>
          </table:table-cell>
          <table:covered-table-cell/>
          <table:table-cell table:style-name="Table5.A2" office:value-type="string">
            <text:p text:style-name="P18">Count <text:line-break/>(1 byte, <text:line-break/>1-64)</text:p>
          </table:table-cell>
          <table:table-cell table:style-name="Table5.A2" office:value-type="string">
            <text:p text:style-name="P18">Data<text:line-break/>(1-64 bytes)</text:p>
          </table:table-cell>
          <table:table-cell table:style-name="Table5.E2" office:value-type="string">
            <text:p text:style-name="P18">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21"/>
            </table:table-cell>
            <table:table-cell table:style-name="Table6.A1" office:value-type="string">
              <text:p text:style-name="P21"/>
            </table:table-cell>
            <table:table-cell table:style-name="Table6.A1" office:value-type="string">
              <text:p text:style-name="P21">Get Config Options</text:p>
            </table:table-cell>
            <table:table-cell table:style-name="Table6.A1" office:value-type="string">
              <text:p text:style-name="P21">Get Config Options Reply</text:p>
            </table:table-cell>
            <table:table-cell table:style-name="Table6.A1" office:value-type="string">
              <text:p text:style-name="P21">Get Addr Space Info </text:p>
            </table:table-cell>
            <table:table-cell table:style-name="Table6.A1" office:value-type="string">
              <text:p text:style-name="P21">Get Address Space Info Reply</text:p>
            </table:table-cell>
            <table:table-cell table:style-name="Table6.G1" office:value-type="string">
              <text:p text:style-name="P21">Freeze/<text:line-break/>Unfreeze</text:p>
            </table:table-cell>
          </table:table-row>
        </table:table-header-rows>
        <table:table-row>
          <table:table-cell table:style-name="Table6.A2" table:number-columns-spanned="2" office:value-type="string">
            <text:p text:style-name="P17">Datagram Type Byte</text:p>
          </table:table-cell>
          <table:covered-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A2" office:value-type="string">
            <text:p text:style-name="P18">0x20</text:p>
          </table:table-cell>
          <table:table-cell table:style-name="Table6.G2" office:value-type="string">
            <text:p text:style-name="P18">0x20</text:p>
          </table:table-cell>
        </table:table-row>
        <table:table-row>
          <table:table-cell table:style-name="Table6.A2" table:number-rows-spanned="7" office:value-type="string">
            <text:p text:style-name="P17">Command Byte (Upper is MSB, lower is LSB)</text:p>
          </table:table-cell>
          <table:table-cell table:style-name="Table6.A2" office:value-type="string">
            <text:p text:style-name="P17">Command Type </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A2" office:value-type="string">
            <text:p text:style-name="P18">0b10</text:p>
          </table:table-cell>
          <table:table-cell table:style-name="Table6.G2" office:value-type="string">
            <text:p text:style-name="P18">0b10</text:p>
          </table:table-cell>
        </table:table-row>
        <table:table-row>
          <table:covered-table-cell/>
          <table:table-cell table:style-name="Table6.A2" office:value-type="string">
            <text:p text:style-name="P13">Operation Type</text:p>
          </table:table-cell>
          <table:table-cell table:style-name="Table6.A2" office:value-type="string">
            <text:p text:style-name="P18">0b0000</text:p>
          </table:table-cell>
          <table:table-cell table:style-name="Table6.A2" office:value-type="string">
            <text:p text:style-name="P18">0b0000</text:p>
          </table:table-cell>
          <table:table-cell table:style-name="Table6.A2" office:value-type="string">
            <text:p text:style-name="P18">0b0001</text:p>
          </table:table-cell>
          <table:table-cell table:style-name="Table6.A2" office:value-type="string">
            <text:p text:style-name="P18">0b0001</text:p>
          </table:table-cell>
          <table:table-cell table:style-name="Table6.G2" office:value-type="string">
            <text:p text:style-name="P18">0b1000</text:p>
          </table:table-cell>
        </table:table-row>
        <table:table-row>
          <table:covered-table-cell/>
          <table:table-cell table:style-name="Table6.A2" office:value-type="string">
            <text:p text:style-name="P13">Reply</text:p>
          </table:table-cell>
          <table:table-cell table:style-name="Table6.A2" office:value-type="string">
            <text:p text:style-name="P18">0b0</text:p>
          </table:table-cell>
          <table:table-cell table:style-name="Table6.A2" office:value-type="string">
            <text:p text:style-name="P18">0b1</text:p>
          </table:table-cell>
          <table:table-cell table:style-name="Table6.A2" office:value-type="string">
            <text:p text:style-name="P18">0b0</text:p>
          </table:table-cell>
          <table:table-cell table:style-name="Table6.A2" office:value-type="string">
            <text:p text:style-name="P18">0b1</text:p>
          </table:table-cell>
          <table:table-cell table:style-name="Table6.G2" office:value-type="string">
            <text:p text:style-name="P18"/>
          </table:table-cell>
        </table:table-row>
        <table:table-row>
          <table:covered-table-cell/>
          <table:table-cell table:style-name="Table6.A2" office:value-type="string">
            <text:p text:style-name="P17">Reserved</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0b0</text:p>
          </table:table-cell>
        </table:table-row>
        <table:table-row>
          <table:covered-table-cell/>
          <table:table-cell table:style-name="Table6.A2" office:value-type="string">
            <text:p text:style-name="P17">Freeze/<text:line-break/>Unfreeze </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G2" office:value-type="string">
            <text:p text:style-name="P18">Freeze 0b1<text:line-break/>Unfreeze 0b0</text:p>
          </table:table-cell>
        </table:table-row>
        <table:table-row>
          <table:covered-table-cell/>
          <table:table-cell table:style-name="Table6.A2" office:value-type="string">
            <text:p text:style-name="P17">Reserved</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A2" office:value-type="string">
            <text:p text:style-name="P18">0b0</text:p>
          </table:table-cell>
          <table:table-cell table:style-name="Table6.G2" office:value-type="string">
            <text:p text:style-name="P18"/>
          </table:table-cell>
        </table:table-row>
        <table:table-row>
          <table:covered-table-cell/>
          <table:table-cell table:style-name="Table6.A2" office:value-type="string">
            <text:p text:style-name="P17">Byte value</text:p>
          </table:table-cell>
          <table:table-cell table:style-name="Table6.A2" office:value-type="string">
            <text:p text:style-name="P18">0x80</text:p>
          </table:table-cell>
          <table:table-cell table:style-name="Table6.A2" office:value-type="string">
            <text:p text:style-name="P18">0x82</text:p>
          </table:table-cell>
          <table:table-cell table:style-name="Table6.A2" office:value-type="string">
            <text:p text:style-name="P18">0x84</text:p>
          </table:table-cell>
          <table:table-cell table:style-name="Table6.A2" office:value-type="string">
            <text:p text:style-name="P18">0x86</text:p>
          </table:table-cell>
          <table:table-cell table:style-name="Table6.G2" office:value-type="string">
            <text:p text:style-name="P18">0xA0-0xA1</text:p>
          </table:table-cell>
        </table:table-row>
        <table:table-row>
          <table:table-cell table:style-name="Table6.A2" table:number-columns-spanned="2" office:value-type="string">
            <text:p text:style-name="P17">Byte 2</text:p>
          </table:table-cell>
          <table:covered-table-cell/>
          <table:table-cell table:style-name="Table6.A2" office:value-type="string">
            <text:p text:style-name="P18"/>
          </table:table-cell>
          <table:table-cell table:style-name="Table6.A2" table:number-rows-spanned="2" office:value-type="string">
            <text:p text:style-name="P18">Available Commands (2 bytes)</text:p>
          </table:table-cell>
          <table:table-cell table:style-name="Table6.A2" office:value-type="string">
            <text:p text:style-name="P18">Address Space </text:p>
          </table:table-cell>
          <table:table-cell table:style-name="Table6.A2" office:value-type="string">
            <text:p text:style-name="P18">Address Space </text:p>
          </table:table-cell>
          <table:table-cell table:style-name="Table6.G2" office:value-type="string">
            <text:p text:style-name="P18"/>
          </table:table-cell>
        </table:table-row>
        <table:table-row>
          <table:table-cell table:style-name="Table6.A2" table:number-columns-spanned="2" office:value-type="string">
            <text:p text:style-name="P17">Byte 3</text:p>
          </table:table-cell>
          <table:covered-table-cell/>
          <table:table-cell table:style-name="Table6.A2" office:value-type="string">
            <text:p text:style-name="P18"/>
          </table:table-cell>
          <table:covered-table-cell/>
          <table:table-cell table:style-name="Table6.A2" office:value-type="string">
            <text:p text:style-name="P18"/>
          </table:table-cell>
          <table:table-cell table:style-name="Table6.A2" table:number-rows-spanned="4" office:value-type="string">
            <text:p text:style-name="P18">Largest Address (4 bytes)</text:p>
          </table:table-cell>
          <table:table-cell table:style-name="Table6.G2" office:value-type="string">
            <text:p text:style-name="P18"/>
          </table:table-cell>
        </table:table-row>
        <table:table-row>
          <table:table-cell table:style-name="Table6.A2" table:number-columns-spanned="2" office:value-type="string">
            <text:p text:style-name="P17">Byte 4</text:p>
          </table:table-cell>
          <table:covered-table-cell/>
          <table:table-cell table:style-name="Table6.A2" office:value-type="string">
            <text:p text:style-name="P18"/>
          </table:table-cell>
          <table:table-cell table:style-name="Table6.A2" office:value-type="string">
            <text:p text:style-name="P18">Write Lengths</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5</text:p>
          </table:table-cell>
          <table:covered-table-cell/>
          <table:table-cell table:style-name="Table6.A2" office:value-type="string">
            <text:p text:style-name="P18"/>
          </table:table-cell>
          <table:table-cell table:style-name="Table6.A2" office:value-type="string">
            <text:p text:style-name="P18">Highest Address Spac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columns-spanned="2" office:value-type="string">
            <text:p text:style-name="P17">Byte 6</text:p>
          </table:table-cell>
          <table:covered-table-cell/>
          <table:table-cell table:style-name="Table6.A2" office:value-type="string">
            <text:p text:style-name="P18"/>
          </table:table-cell>
          <table:table-cell table:style-name="Table6.A2" office:value-type="string">
            <text:p text:style-name="P18">Lowest Address Space (0-1 byte)</text:p>
          </table:table-cell>
          <table:table-cell table:style-name="Table6.A2" office:value-type="string">
            <text:p text:style-name="P18"/>
          </table:table-cell>
          <table:covered-table-cell/>
          <table:table-cell table:style-name="Table6.G2" office:value-type="string">
            <text:p text:style-name="P18"/>
          </table:table-cell>
        </table:table-row>
        <table:table-row>
          <table:table-cell table:style-name="Table6.A2" table:number-rows-spanned="3" table:number-columns-spanned="2" office:value-type="string">
            <text:p text:style-name="P17">Remainder</text:p>
          </table:table-cell>
          <table:covered-table-cell/>
          <table:table-cell table:style-name="Table6.A2" table:number-rows-spanned="3" office:value-type="string">
            <text:p text:style-name="P18"/>
          </table:table-cell>
          <table:table-cell table:style-name="Table6.A2" table:number-rows-spanned="3" office:value-type="string">
            <text:p text:style-name="P18">Name (0-N bytes, optional</text:p>
          </table:table-cell>
          <table:table-cell table:style-name="Table6.A2" table:number-rows-spanned="3" office:value-type="string">
            <text:p text:style-name="P18"/>
          </table:table-cell>
          <table:table-cell table:style-name="Table6.A2" office:value-type="string">
            <text:p text:style-name="P14">Requires Alignment (4 bits) Low Address Non-zero (1 bit) Read-Only (1 bit) </text:p>
          </table:table-cell>
          <table:table-cell table:style-name="Table6.G2" table:number-rows-spanned="3" office:value-type="string">
            <text:p text:style-name="P18"/>
          </table:table-cell>
        </table:table-row>
        <table:table-row>
          <table:covered-table-cell/>
          <table:covered-table-cell/>
          <table:covered-table-cell/>
          <table:covered-table-cell/>
          <table:covered-table-cell/>
          <table:table-cell table:style-name="Table6.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4">{Desc } </text:p>
            <text:p text:style-name="P24">(0-N bytes)</text:p>
          </table:table-cell>
          <table:covered-table-cell/>
        </table:table-row>
      </table:table>
      <text:p text:style-name="P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21"/>
            </table:table-cell>
            <table:table-cell table:style-name="Table7.A1" office:value-type="string">
              <text:p text:style-name="P21"/>
            </table:table-cell>
            <table:table-cell table:style-name="Table7.A1" office:value-type="string">
              <text:p text:style-name="P21">Lock/<text:line-break/>Reserve</text:p>
            </table:table-cell>
            <table:table-cell table:style-name="Table7.A1" office:value-type="string">
              <text:p text:style-name="P21">Lock/<text:line-break/>Reserve Reply</text:p>
            </table:table-cell>
            <table:table-cell table:style-name="Table7.A1" office:value-type="string">
              <text:p text:style-name="P21">Get Unique ID</text:p>
            </table:table-cell>
            <table:table-cell table:style-name="Table7.A1" office:value-type="string">
              <text:p text:style-name="P21">Get Unique ID Reply</text:p>
            </table:table-cell>
            <table:table-cell table:style-name="Table7.A1" office:value-type="string">
              <text:p text:style-name="P21">Indicate</text:p>
            </table:table-cell>
            <table:table-cell table:style-name="Table7.A1" office:value-type="string">
              <text:p text:style-name="P21">Update Complete</text:p>
            </table:table-cell>
            <table:table-cell table:style-name="Table7.A1" office:value-type="string">
              <text:p text:style-name="P21">Reset/<text:line-break/>Reboot</text:p>
            </table:table-cell>
            <table:table-cell table:style-name="Table7.J1" office:value-type="string">
              <text:p text:style-name="P21">Reinit/<text:line-break/>Factory Reset</text:p>
            </table:table-cell>
          </table:table-row>
        </table:table-header-rows>
        <table:table-row>
          <table:table-cell table:style-name="Table7.A2" table:number-columns-spanned="2" office:value-type="string">
            <text:p text:style-name="P17">Datagram Type Byte</text:p>
          </table:table-cell>
          <table:covered-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A2" office:value-type="string">
            <text:p text:style-name="P18">0x20</text:p>
          </table:table-cell>
          <table:table-cell table:style-name="Table7.J2" office:value-type="string">
            <text:p text:style-name="P18">0x20</text:p>
          </table:table-cell>
        </table:table-row>
        <table:table-row>
          <table:table-cell table:style-name="Table7.A2" table:number-rows-spanned="7" office:value-type="string">
            <text:p text:style-name="P17">Command Byte (Upper is MSB, lower is LSB)</text:p>
          </table:table-cell>
          <table:table-cell table:style-name="Table7.A2" office:value-type="string">
            <text:p text:style-name="P17">Command Type </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A2" office:value-type="string">
            <text:p text:style-name="P18">0b10</text:p>
          </table:table-cell>
          <table:table-cell table:style-name="Table7.J2" office:value-type="string">
            <text:p text:style-name="P18">0b10</text:p>
          </table:table-cell>
        </table:table-row>
        <table:table-row>
          <table:covered-table-cell/>
          <table:table-cell table:style-name="Table7.A2" office:value-type="string">
            <text:p text:style-name="P13">Operation Type</text:p>
          </table:table-cell>
          <table:table-cell table:style-name="Table7.A2" office:value-type="string">
            <text:p text:style-name="P18">0b0010</text:p>
          </table:table-cell>
          <table:table-cell table:style-name="Table7.A2" office:value-type="string">
            <text:p text:style-name="P18">0b0010</text:p>
          </table:table-cell>
          <table:table-cell table:style-name="Table7.A2" office:value-type="string">
            <text:p text:style-name="P18">0b0011</text:p>
          </table:table-cell>
          <table:table-cell table:style-name="Table7.A2" office:value-type="string">
            <text:p text:style-name="P18">0b0011</text:p>
          </table:table-cell>
          <table:table-cell table:style-name="Table7.A2" office:value-type="string">
            <text:p text:style-name="P18">0b1001</text:p>
          </table:table-cell>
          <table:table-cell table:style-name="Table7.A2" office:value-type="string">
            <text:p text:style-name="P18">0b1010</text:p>
          </table:table-cell>
          <table:table-cell table:style-name="Table7.A2" office:value-type="string">
            <text:p text:style-name="P18">0b1010</text:p>
          </table:table-cell>
          <table:table-cell table:style-name="Table7.J2" office:value-type="string">
            <text:p text:style-name="P18">0b1010</text:p>
          </table:table-cell>
        </table:table-row>
        <table:table-row>
          <table:covered-table-cell/>
          <table:table-cell table:style-name="Table7.A2" office:value-type="string">
            <text:p text:style-name="P13">Reply</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0b0</text:p>
          </table:table-cell>
          <table:table-cell table:style-name="Table7.A2" office:value-type="string">
            <text:p text:style-name="P18">0b1</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Reserved</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0b0</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tart/Stop</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Start 0b1</text:p>
            <text:p text:style-name="P18">Stop 0b0</text:p>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row>
          <table:covered-table-cell/>
          <table:table-cell table:style-name="Table7.A2" office:value-type="string">
            <text:p text:style-name="P17">Sub<text:line-break/>Command</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0b00</text:p>
          </table:table-cell>
          <table:table-cell table:style-name="Table7.A2" office:value-type="string">
            <text:p text:style-name="P18">0b01</text:p>
          </table:table-cell>
          <table:table-cell table:style-name="Table7.J2" office:value-type="string">
            <text:p text:style-name="P18">0b10</text:p>
          </table:table-cell>
        </table:table-row>
        <table:table-row>
          <table:covered-table-cell/>
          <table:table-cell table:style-name="Table7.A2" office:value-type="string">
            <text:p text:style-name="P17">Byte value</text:p>
          </table:table-cell>
          <table:table-cell table:style-name="Table7.A2" office:value-type="string">
            <text:p text:style-name="P18">0x88</text:p>
          </table:table-cell>
          <table:table-cell table:style-name="Table7.A2" office:value-type="string">
            <text:p text:style-name="P18">0x8A</text:p>
          </table:table-cell>
          <table:table-cell table:style-name="Table7.A2" office:value-type="string">
            <text:p text:style-name="P18">0x8C</text:p>
          </table:table-cell>
          <table:table-cell table:style-name="Table7.A2" office:value-type="string">
            <text:p text:style-name="P18">0x8D</text:p>
          </table:table-cell>
          <table:table-cell table:style-name="Table7.A2" office:value-type="string">
            <text:p text:style-name="P18">0xA2-0xA3</text:p>
          </table:table-cell>
          <table:table-cell table:style-name="Table7.A2" office:value-type="string">
            <text:p text:style-name="P18">0xA8</text:p>
          </table:table-cell>
          <table:table-cell table:style-name="Table7.A2" office:value-type="string">
            <text:p text:style-name="P18">0xA9</text:p>
          </table:table-cell>
          <table:table-cell table:style-name="Table7.J2" office:value-type="string">
            <text:p text:style-name="P18">0xAA</text:p>
          </table:table-cell>
        </table:table-row>
        <table:table-row>
          <table:table-cell table:style-name="Table7.A2" table:number-columns-spanned="2" office:value-type="string">
            <text:p text:style-name="P17">Byte 2</text:p>
          </table:table-cell>
          <table:covered-table-cell/>
          <table:table-cell table:style-name="Table7.A2" table:number-rows-spanned="6" office:value-type="string">
            <text:p text:style-name="P19">Requesting NodeID</text:p>
          </table:table-cell>
          <table:table-cell table:style-name="Table7.A2" table:number-rows-spanned="6" office:value-type="string">
            <text:p text:style-name="P18">Locking NodeID</text:p>
          </table:table-cell>
          <table:table-cell table:style-name="Table7.A2" office:value-type="string">
            <text:p text:style-name="P15">Number to reserve (3 bits, 1-8) </text:p>
            <text:p text:style-name="P20"><text:s/></text:p>
          </table:table-cell>
          <table:table-cell table:style-name="Table7.A2" table:number-rows-spanned="7" office:value-type="string">
            <text:p text:style-name="P14">New Unique EventI D </text:p>
            <text:p text:style-name="P13">(8 bytes, 1-8 times) </text:p>
            <text:p text:style-name="P14"><text:s/></text:p>
          </table: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table:number-rows-spanned="6" office:value-type="string">
            <text:p text:style-name="P18">Target NodeID</text:p>
          </table:table-cell>
        </table:table-row>
        <table:table-row>
          <table:table-cell table:style-name="Table7.A2" table:number-columns-spanned="2" office:value-type="string">
            <text:p text:style-name="P17">Byte 3</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4</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5</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6</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Byte 7</text:p>
          </table:table-cell>
          <table:covered-table-cell/>
          <table:covered-table-cell/>
          <table:covered-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row>
        <table:table-row>
          <table:table-cell table:style-name="Table7.A2" table:number-columns-spanned="2" office:value-type="string">
            <text:p text:style-name="P17">Remainder</text:p>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covered-table-cell/>
          <table:table-cell table:style-name="Table7.A2" office:value-type="string">
            <text:p text:style-name="P18"/>
          </table:table-cell>
          <table:table-cell table:style-name="Table7.A2" office:value-type="string">
            <text:p text:style-name="P18"/>
          </table:table-cell>
          <table:table-cell table:style-name="Table7.A2" office:value-type="string">
            <text:p text:style-name="P18"/>
          </table:table-cell>
          <table:table-cell table:style-name="Table7.J2" office:value-type="string">
            <text:p text:style-name="P18"/>
          </table:table-cell>
        </table:table-row>
      </table:table>
      <text:p text:style-name="P2"/>
      <text:p text:style-name="P2"><text:change-end text:change-id="ct371345904"/></text:p>
      <text:h text:style-name="Heading_20_3" text:outline-level="3">Operations<text:change-start text:change-id="ct371345680"/></text:h>
      <text:p text:style-name="Standard"><text:change-end text:change-id="ct371345680"/><text:change-start text:change-id="ct295604800"/>This protocol consists of a idempotent operations<text:change-end text:change-id="ct295604800"/><text:change-start text:change-id="ct295230304"/>. A <text:span text:style-name="T1">command</text:span> are sent and cause some desired thing to happen<text:change-end text:change-id="ct295230304"/><text:change-start text:change-id="ct371734848"/>. That in turn results in a positive reply, the return of <text:change-end text:change-id="ct371734848"/><text:change-start text:change-id="ct371528992"/>the requested information, or an error code. Each op<text:change-end text:change-id="ct371528992"/><text:change-start text:change-id="ct354050656"/>eration is independent of others and carries all the information needed to do the operation. For example, a read operation contains the address information, and <text:span text:style-name="T1">the</text:span> reply carries that information back to the requestor. This way, no <text:change-end text:change-id="ct354050656"/><text:change-start text:change-id="ct295188368"/>state information needs to be maintained at either end.<text:change-end text:change-id="ct295188368"/><text:change-start text:change-id="ct459962304"/></text:p>
      <text:p text:style-name="Standard"><text:change-end text:change-id="ct459962304"/><text:change-start text:change-id="ct295218992"/><text:span text:style-name="T1">Read and write operations to memory should take place </text:span><text:change-end text:change-id="ct295218992"/><text:change-start text:change-id="ct371246816"/><text:span text:style-name="T1">very quickly, so their replies (see below) should be close to immediate. <text:s/>But it's also possible for them to take longer, for example to write some </text:span><text:soft-page-break/><text:span text:style-name="T1">media, or read a DCC CV.</text:span><text:change-end text:change-id="ct371246816"/><text:change-start text:change-id="ct295187408"/><text:span text:style-name="T1"> <text:s/>The Standard is silent on how long such operations should take. <text:s/>It does provide a way for the node handling the request to </text:span><text:change-end text:change-id="ct295187408"/><text:change-start text:change-id="ct295106128"/><text:span text:style-name="T1">indicate the expected time back to the requesting node, by including that in the Datagram Received OK reply message. But that's not required, and the reply can just say “</text:span><text:change-end text:change-id="ct295106128"/><text:change-start text:change-id="ct295543424"/><text:span text:style-name="T1">unknown time”.</text:span></text:p>
      <text:p text:style-name="Standard"><text:span text:style-name="T1">The Standard </text:span><text:change-end text:change-id="ct295543424"/><text:change-start text:change-id="ct295543552"/><text:span text:style-name="T1">doesn't limit how messages can be interleaved. <text:s/>The simplest method is to send one command, wait for the reply sequence to be complete, and send the next. <text:s/>Similarly, the simplest implementation for the reque</text:span><text:change-end text:change-id="ct295543552"/><text:change-start text:change-id="ct507249232"/><text:span text:style-name="T1">st-handler node is to accept one command, and work on it until it's done; if another comes along in the meantime, reject the datagram and ask that it be resent until later.</text:span></text:p>
      <text:p text:style-name="Standard"><text:span text:style-name="T1">It's also possible to create more performant nodes. </text:span><text:change-end text:change-id="ct507249232"/><text:change-start text:change-id="ct507401296"/><text:span text:style-name="T1">A request-handler node could accept more than one request, queue them up, and reply to them when done. <text:s/></text:span><text:change-end text:change-id="ct507401296"/><text:change-start text:change-id="ct353703904"/><text:span text:style-name="T1">A</text:span><text:change-end text:change-id="ct353703904"/><text:change-start text:change-id="ct295156592"/><text:span text:style-name="T1">lternately, a node that does very slow operations, like reading CVs from a DCC locomotive in response to read operations, may terminate </text:span><text:change-end text:change-id="ct295156592"/><text:change-start text:change-id="ct459919392"/><text:span text:style-name="T1">its current read when it gets another operation. <text:s/>This would allow the user to say “I don't want to wait any more, let's move on” during a long operation.</text:span><text:change-end text:change-id="ct459919392"/></text:p>
      <text:h text:style-name="Heading_20_4" text:outline-level="4">Read, Read-Repl<text:change text:change-id="ct364724256"/><text:change-start text:change-id="ct295156688"/>y</text:h>
      <text:p text:style-name="Standard">The figure shows a typical read operation. The Read Command is carried to the device being configured by a datagram, the read operation takes place, and the results are returned in another datagram. <text:s/></text:p>
      <text:p text:style-name="Standard">If the memory configuration protocol is being used to control e.g. DCC CV reads and writes, those operations can take a very long time, 30 seconds or more. <text:s/></text:p>
      <text:p text:style-name="Standard"><draw:frame draw:style-name="fr2" draw:name="graphics2" text:anchor-type="paragraph" svg:width="5.5047in" svg:height="6.6972in" draw:z-index="20"><draw:image xlink:href="../mscgen/MemConfReadOK.png" xlink:type="simple" xlink:show="embed" xlink:actuate="onLoad"/></draw:frame><text:soft-page-break/>For reads, the node can return information <text:span text:style-name="T1">in the</text:span> Datagram reply for the Read command that indicates how long it's likely to be before the read is complete and the Ready Reply is returned. <text:s/>That in turn can, but doesn't have to be, used to indicate in-progress status.</text:p>
      <text:h text:style-name="Heading_20_4" text:outline-level="4">Write, Write-Reply<text:change-end text:change-id="ct295156688"/><text:change-start text:change-id="ct371746448"/></text:h>
      <text:p text:style-name="Standard"><text:change-end text:change-id="ct371746448"/><text:change-start text:change-id="ct371476528"/></text:p>
      <text:p text:style-name="Caption"><draw:frame draw:style-name="fr2" draw:name="graphics3" text:anchor-type="paragraph" svg:width="5.5047in" svg:height="3.7618in" draw:z-index="21"><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371476528"/><text:change-start text:change-id="ct371506064"/></text:p>
      <text:p text:style-name="Standard">If the memory configuration protocol is being used to control e.g. DCC CV reads and writes, those operations can take a very long time, 30 seconds or more. <text:s/></text:p>
      <text:p text:style-name="Standard">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Standard">For the less-common case of writes that might fail and/or take a long time, the reply to the Write datagram can carry a “will reply later” indication, followed by a Write Reply when the operation is done. <text:s/>That Write Reply, in turn, <text:span text:style-name="T1">informs the requestor when the operation was complete, and whether it completed OK.</text:span><text:change-end text:change-id="ct371506064"/><text:change-start text:change-id="ct507462112"/></text:p>
      <text:p text:style-name="Caption"><draw:frame draw:style-name="fr2" draw:name="graphics4" text:anchor-type="paragraph" svg:width="5.5047in" svg:height="6.6972in" draw:z-index="22"><draw:image xlink:href="../mscgen/MemConfWriteReply.png" xlink:type="simple" xlink:show="embed" xlink:actuate="onLoad"/></draw:frame><text:change-end text:change-id="ct507462112"/><text:change-start text:change-id="ct507309360"/><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507309360"/></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459893056"/></text:p>
      <text:h text:style-name="Heading_20_1" text:outline-level="1"><text:change-end text:change-id="ct459893056"/><text:change text:change-id="ct459893184"/><text:change-start text:change-id="ct364399264"/>General<text:change-end text:change-id="ct364399264"/><text:change text:change-id="ct86286880"/><text:change text:change-id="ct295491184"/><text:change text:change-id="ct295491056"/></text:h>
      <text:h text:style-name="Heading_20_2" text:outline-level="2">Environment of Protocol</text:h>
      <text:h text:style-name="Heading_20_3" text:outline-level="3">Requirements</text:h>
      <text:list xml:id="list3084193643254920315" text:style-name="L5">
        <text:list-item>
          <text:p text:style-name="P35">Nodes must carry enough context that a stand-alone configuration tool can provide a useful human interface without getting any data from an external source, e.g. needing an Internet download to handle a new node type.</text:p>
        </text:list-item>
        <text:list-item>
          <text:p text:style-name="P35">It must be possible to configure a node entirely over the OpenLCB, without physical interactions, e.g. pushing buttons. This configuration must be compatible with local configuration, including e.g. the Blue/Gold method.</text:p>
        </text:list-item>
        <text:list-item>
          <text:p text:style-name="P35">It must be possible to configure one or more nodes while the rest of the OpenLCB is operating normally.</text:p>
        </text:list-item>
        <text:list-item>
          <text:p text:style-name="P35">It must be possible to read, store, and reload the configuration of a node.</text:p>
        </text:list-item>
      </text:list>
      <text:h text:style-name="Heading_20_3" text:outline-level="3">Preferences</text:h>
      <text:list xml:id="list8338284400426992732" text:style-name="L6">
        <text:list-item>
          <text:p text:style-name="P36">Small nodes shouldn't need a lot of processing power, e.g. to compress or decompress data in real time. Memory usage should also be limited, but is a second priority.</text:p>
        </text:list-item>
        <text:list-item>
          <text:p text:style-name="P36">Configuration operations should be state-less and idempotent to simplify software at both ends.</text:p>
        </text:list-item>
        <text:list-item>
          <text:p text:style-name="P3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36"><text:soft-page-break/>For efficiency, atomic reads or writes of small amounts of data should fit into a single-frame CAN datagram. Single-bit writes also add efficiency. </text:p>
        </text:list-item>
        <text:list-item>
          <text:p text:style-name="P36">Multiple address spaces make it easier to handle multiple types of data.</text:p>
        </text:list-item>
        <text:list-item>
          <text:p text:style-name="P36">For large transfers, it's desirable to be able to use streams. Not all nodes support them, though, so it must be possible to enquire about capabilities.</text:p>
        </text:list-item>
        <text:list-item>
          <text:p text:style-name="P36">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6">st</text:span> frame (the first byte <text:change-start text:change-id="ct460257824"/>is the datagram type byte that <text:change-end text:change-id="ct460257824"/>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text:soft-page-break/>←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text:change-start text:change-id="ct295312416"/>On CAN:</text:p>
      <text:p text:style-name="Standard"><text:change-end text:change-id="ct295312416"/>Read [di] →</text:p>
      <text:p text:style-name="Standard">Read [de] →</text:p>
      <text:p text:style-name="Standard">← datagram reply</text:p>
      <text:p text:style-name="Standard"><text:soft-page-break/>←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change-start text:change-id="ct507267648"/></text:p>
      <text:p text:style-name="Standard"/>
      <text:p text:style-name="Standard"><text:soft-page-break/>The basic sequence:</text:p>
      <text:list xml:id="list5922715971668377167" text:style-name="L7">
        <text:list-item>
          <text:p text:style-name="P37">First the reply stream is allocated, to ensure that worked and get a stream ID.</text:p>
        </text:list-item>
        <text:list-item>
          <text:p text:style-name="P37"><text:change-end text:change-id="ct507267648"/><text:change-start text:change-id="ct507267744"/>Then <text:change-end text:change-id="ct507267744"/><text:change-start text:change-id="ct507267904"/>a datagram goes back with reply information.</text:p>
        </text:list-item>
        <text:list-item>
          <text:p text:style-name="P37">The stream is then negotiated based on the StreamIDs in the messages.<text:change-end text:change-id="ct507267904"/><text:change-start text:change-id="ct507268672"/></text:p>
        </text:list-item>
        <text:list-item>
          <text:p text:style-name="P37">Finally, the transfer takes place.</text:p>
        </text:list-item>
      </text:list>
      <text:p text:style-name="Standard"><text:change-end text:change-id="ct507268672"/><text:change-start text:change-id="ct507405456"/></text:p>
      <text:p text:style-name="Standard">Streams require allocation, which might fail.</text:p>
      <text:list xml:id="list3678896281408588769" text:style-name="L8">
        <text:list-item>
          <text:p text:style-name="P38">If the stream can't be allocated locally, one option is to reject the incoming Read Stream Command datag<text:change-end text:change-id="ct507405456"/><text:change-start text:change-id="ct507405888"/>ram with “try again later”.</text:p>
        </text:list-item>
        <text:list-item>
          <text:p text:style-name="P38">Another option if the stream can't be allocated locally is to send a Read Reply with the Failed bit set. (Need to define error code bits!)</text:p>
        </text:list-item>
        <text:list-item>
          <text:p text:style-name="P38">If the stream fails allocation at the <text:change-end text:change-id="ct507405888"/><text:change-start text:change-id="ct294680304"/>requesting end, the failure of the stream allocation indicates the error, and the requesting node can retry the Read Stream Command.<text:change-end text:change-id="ct294680304"/><text:change-start text:change-id="ct294680512"/></text:p>
        </text:list-item>
        <text:list-item>
          <text:p text:style-name="P38">If the stream allocation fails between the two nodes, e.g. as it passes through a gateway, the initiating node will know but the requesting node won't hear about it. <text:s/>That should never happen, but how is a failure like that indicated to the re<text:change-end text:change-id="ct294680512"/><text:change-start text:change-id="ct294680608"/>questing node?</text:p>
        </text:list-item>
      </text:list>
      <text:p text:style-name="Standard"><text:change-end text:change-id="ct294680608"/><text:change-start text:change-id="ct294680784"/></text:p>
      <text:p text:style-name="Standard"><draw:frame draw:style-name="fr2" draw:name="graphics5" text:anchor-type="paragraph" svg:width="5.5047in" svg:height="9.0457in" draw:z-index="23"><draw:image xlink:href="../mscgen/MemConfReadStreamOK.png" xlink:type="simple" xlink:show="embed" xlink:actuate="onLoad"/></draw:frame><text:change-end text:change-id="ct294680784"/></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change-start text:change-id="ct294748240"/></text:p>
      <text:p text:style-name="Standard">Not clear how there can be a write reply in this, e.g. saying “No<text:change-end text:change-id="ct294748240"/><text:change-start text:change-id="ct294747824"/>!”. <text:s/>Is that part of the datagram reply? Cover the case to make it definite.<text:change-end text:change-id="ct294747824"/></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text:change-start text:change-id="ct364118976"/>ead [d] →</text:p>
      <text:p text:style-name="Standard">← datagram reply</text:p>
      <text:p text:style-name="Standard">← Read Reply [d]</text:p>
      <text:p text:style-name="Standard">Read [d] →<text:change-end text:change-id="ct364118976"/></text:p>
      <text:p text:style-name="Standard">datagram reply →</text:p>
      <text:p text:style-name="Standard">← datagram reply</text:p>
      <text:list xml:id="list598913007" text:continue-list="list1789409987" text:style-name="L1">
        <text:list-item>
          <text:p text:style-name="P3">←<text:change text:change-id="ct364687024"/> Read Reply [d]</text:p>
        </text:list-item>
      </text:list>
      <text:p text:style-name="Standard">datagram reply →</text:p>
      <text:p text:style-name="Standard">Note that the 2<text:span text:style-name="T6">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change text:change-id="ct364123760"/><text:change-start text:change-id="ct364123856"/></text:p>
      <text:h text:style-name="Heading_20_3" text:outline-level="3"><text:change-end text:change-id="ct364123856"/>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text:soft-page-break/>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364123984"/><text:change-start text:change-id="ct364124080"/>t<text:change-end text:change-id="ct364124080"/>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364124288"/>Reminder: The P/C protocol requires that an IdentifyPr<text:change-end text:change-id="ct364124288"/><text:change-start text:change-id="ct364688704"/>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364688704"/><text:change-start text:change-id="ct371365040"/>diately, the node should emit the necessary messages immediately. <text:s/>It's not necessary for the node to check whether the new Event ID is already produced or consumed; redundant Ident<text:change-end text:change-id="ct371365040"/><text:change-start text:change-id="ct295538864"/>ify messages are not a problem.<text:change-end text:change-id="ct295538864"/><text:change-start text:change-id="ct364688800"/></text:p>
      <text:p text:style-name="P22"><text:change-end text:change-id="ct364688800"/><text:change-start text:change-id="ct295183232"/>Ther<text:change-end text:change-id="ct295183232"/><text:change-start text:change-id="ct364689344"/>e are some error bits defined in the message tables here that aren't in the Standard. <text:s/>And there are some undefined error bits for which homes need to be defined (from JimK):</text:p>
      <text:list xml:id="list2168792893" text:continue-numbering="true" text:style-name="L1">
        <text:list-item>
          <text:p text:style-name="P4"><text:span text:style-name="T1"><text:s/></text:span><text:change-end text:change-id="ct364689344"/><text:change text:change-id="ct507401520"/><text:change-start text:change-id="ct364688896"/><text:span text:style-name="T1"><text:s text:c="2"/>CONFIG_MEM_RESULT_OK <text:s text:c="30"/>: TConfigMemErrorCode = ($00, $00);</text:span></text:p>
        </text:list-item>
        <text:list-item>
          <text:p text:style-name="P3"><text:s text:c="2"/>CONFIG_MEM_RESULT_TERMINATE <text:s text:c="23"/>: TConfigMemErrorCode = ($10, $00);</text:p>
        </text:list-item>
        <text:list-item>
          <text:p text:style-name="P3"><text:s text:c="2"/>CONFIG_MEM_RESULT_REJECTED_STREAM_PERMANENT_ERROR <text:s/>: TConfigMemErrorCode = ($10, $10); <text:s/>// $10xx high bytes says don't try again</text:p>
        </text:list-item>
        <text:list-item>
          <text:p text:style-name="P3"><text:s text:c="2"/>CONFIG_MEM_RESULT_REJECTED_STREAM_BUFFER_FULL <text:s text:c="5"/>: TConfigMemErrorCode = ($20, $00); <text:s/>// $20xx high byte says to try again</text:p>
        </text:list-item>
      </text:list>
      <text:p text:style-name="P22"><text:change-end text:change-id="ct364688896"/><text:change-start text:change-id="ct364688992"/></text:p>
      <text:p text:style-name="P25"><text:change-end text:change-id="ct3646889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tandard<text:tab/>1</text:p>
          <text:p text:style-name="P28"><text:s/>2.1 Introduction<text:tab/>1</text:p>
          <text:p text:style-name="P28"><text:s/>2.2 Intended Use<text:tab/>1</text:p>
          <text:p text:style-name="P28"><text:s/>2.3 Reference and Context<text:tab/>1</text:p>
          <text:p text:style-name="P28"><text:s/>2.4 Protocol<text:tab/>1</text:p>
          <text:p text:style-name="P27"><text:s/>2.4.1 Address Space Size<text:tab/>2</text:p>
          <text:p text:style-name="P27"><text:s/>2.4.2 Address Space Selection<text:tab/>2</text:p>
          <text:p text:style-name="P27"><text:s/>2.4.3 Message Formats<text:tab/>2</text:p>
          <text:p text:style-name="P27"><text:s/>2.4.4 Operations<text:tab/>6</text:p>
          <text:p text:style-name="P29"><text:s/>2.4.4.1 Read, Read-Reply<text:tab/>7</text:p>
          <text:p text:style-name="P29"><text:s/>2.4.4.2 Write, Write-Reply<text:tab/>8</text:p>
          <text:p text:style-name="P29"><text:s/>2.4.4.3 Get Configuration Options Reply<text:tab/>11</text:p>
          <text:p text:style-name="P29"><text:s/>2.4.4.4 Get Address Space Information Reply<text:tab/>11</text:p>
          <text:p text:style-name="P29"><text:s/>2.4.4.5 Lock/Reserve and Freeze/Unfreeze<text:tab/>11</text:p>
          <text:p text:style-name="P29"><text:s/>2.4.4.6 Get Unique EventID<text:tab/>11</text:p>
          <text:p text:style-name="P29"><text:s/>2.4.4.7 Update Complete/Reset/Reboot/Reinitialize<text:tab/>11</text:p>
          <text:p text:style-name="P29"><text:s/>2.4.4.8 Indicate<text:tab/>11</text:p>
          <text:p text:style-name="P26"><text:s/>3 General<text:tab/>11</text:p>
          <text:p text:style-name="P28"><text:s/>3.1 Environment of Protocol<text:tab/>11</text:p>
          <text:p text:style-name="P27"><text:s/>3.1.1 Requirements<text:tab/>11</text:p>
          <text:p text:style-name="P27"><text:s/>3.1.2 Preferences<text:tab/>11</text:p>
          <text:p text:style-name="P27"><text:s/>3.1.3 Design Points<text:tab/>12</text:p>
          <text:p text:style-name="P27"><text:s/>3.1.4 CAN Aspects<text:tab/>12</text:p>
          <text:p text:style-name="P28"><text:s/>3.2 Implementation Notes<text:tab/>12</text:p>
          <text:p text:style-name="P27"><text:s/>3.2.1 Example CAN Operations<text:tab/>12</text:p>
          <text:p text:style-name="P29"><text:s/>3.2.1.1 Get initial information<text:tab/>12</text:p>
          <text:p text:style-name="P29"><text:s/>3.2.1.2 Write byte<text:tab/>13</text:p>
          <text:p text:style-name="P29"><text:s/>3.2.1.3 Write 64 bytes<text:tab/>13</text:p>
          <text:p text:style-name="P29"><text:s/>3.2.1.4 Read byte<text:tab/>13</text:p>
          <text:p text:style-name="P29"><text:s/>3.2.1.5 Read 64 bytes<text:tab/>13</text:p>
          <text:p text:style-name="P29"><text:s/>3.2.1.6 Large read via stream<text:tab/>13</text:p>
          <text:p text:style-name="P29"><text:s/>3.2.1.7 Large write via stream<text:tab/>16</text:p>
          <text:p text:style-name="P29"><text:s/>3.2.1.8 Performance Note<text:tab/>16</text:p>
          <text:p text:style-name="P27"><text:s/>3.2.2 Delays Due to Non-Volatile Memory<text:tab/>17</text:p>
          <text:p text:style-name="P27"><text:s/>3.2.3 Large Volume Operations<text:tab/>17</text:p>
          <text:p text:style-name="P26"><text:s/>4 To Be Merged<text:tab/>18</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364689488" text:id="ct364689488">
            <text:deletion>
              <office:change-info>
                <dc:creator>Bob Jacobsen</dc:creator>
                <dc:date>2013-02-06T22:34:00</dc:date>
              </office:change-info>
              <text:p text:style-name="MP4"><text:span text:style-name="Page_20_Number"><text:span text:style-name="MT2"><text:date style:data-style-name="N116" text:date-value="2013-12-08T21:05:31"/></text:span></text:span></text:p>
            </text:deletion>
          </text:changed-region>
          <text:changed-region xml:id="ct294978864" text:id="ct294978864">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change text:change-id="ct364689488"/><text:change-start text:change-id="ct294978864"/><text:span text:style-name="Page_20_Number"><text:span text:style-name="MT2"><text:date style:data-style-name="N75" text:date-value="2013-12-08T21:05:31">Dec 8, 2013</text:date></text:span></text:span><text:change-end text:change-id="ct29497886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2-08T21:05:31">Dec 8, 2013</text:date></text:p>
            </table:table-cell>
            <table:table-cell table:style-name="Table1.C1" office:value-type="string">
              <text:p text:style-name="MP7">Preliminary</text:p>
            </table:table-cell>
          </table:table-row>
        </table:table>
        <text:p text:style-name="Header"/>
      </style:header>
      <style:footer>
        <text:tracked-changes>
          <text:changed-region xml:id="ct740311808" text:id="ct740311808">
            <text:deletion>
              <office:change-info>
                <dc:creator>Bob Jacobsen</dc:creator>
                <dc:date>2013-02-06T22:34:00</dc:date>
              </office:change-info>
              <text:p text:style-name="MP8"><text:span text:style-name="Page_20_Number"><text:span text:style-name="MT4"><text:date style:data-style-name="N116" text:date-value="2013-12-08T21:05:31"/></text:span></text:span></text:p>
            </text:deletion>
          </text:changed-region>
          <text:changed-region xml:id="ct740312640" text:id="ct740312640">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change text:change-id="ct740311808"/><text:change-start text:change-id="ct740312640"/><text:span text:style-name="Page_20_Number"><text:span text:style-name="MT2"><text:date style:data-style-name="N75" text:date-value="2013-12-08T21:05:31">Dec 8, 2013</text:date></text:span></text:span><text:change-end text:change-id="ct74031264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9</meta:editing-cycles>
    <meta:editing-duration>PT23H38M38S</meta:editing-duration>
    <meta:generator>OpenOffice/4.0.0$Unix OpenOffice.org_project/400m3$Build-9702</meta:generator>
    <dc:date>2013-12-08T21:05:31</dc:date>
    <dc:creator>Bob Jacobsen</dc:creator>
    <meta:document-statistic meta:table-count="8" meta:image-count="5" meta:object-count="0" meta:page-count="19" meta:paragraph-count="678" meta:word-count="4191" meta:character-count="24997"/>
    <meta:user-defined meta:name="Info 1"/>
    <meta:user-defined meta:name="Info 2"/>
    <meta:user-defined meta:name="Info 3"/>
    <meta:user-defined meta:name="Info 4"/>
  </office:meta>
</office:document-meta>
</file>